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0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style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Webdings" svg:font-family="Webdings" style:font-adornments="Oblique" style:font-family-generic="roman" style:font-pitch="variable" style:font-charset="x-symbol"/>
    <style:font-face style:name="Segoe UI" svg:font-family="'Segoe UI'" style:font-adornments="Oblique"/>
    <style:font-face style:name="Tahoma" svg:font-family="Tahoma"/>
    <style:font-face style:name="Bitstream Vera Sans6" svg:font-family="'Bitstream Vera Sans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7" svg:font-family="'Bitstream Vera Sans'" style:font-pitch="variable"/>
    <style:font-face style:name="OpenSymbol2" svg:font-family="OpenSymbol" style:font-pitch="variable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9.151cm" table:align="margins" style:writing-mode="lr-tb"/>
    </style:style>
    <style:style style:name="Tableau1.A" style:family="table-column">
      <style:table-column-properties style:column-width="3.401cm" style:rel-column-width="24354*"/>
    </style:style>
    <style:style style:name="Tableau1.B" style:family="table-column">
      <style:table-column-properties style:column-width="1.15cm" style:rel-column-width="8236*"/>
    </style:style>
    <style:style style:name="Tableau1.E" style:family="table-column">
      <style:table-column-properties style:column-width="2.3cm" style:rel-column-width="16473*"/>
    </style:style>
    <style:style style:name="Tableau1.A1" style:family="table-cell">
      <style:table-cell-properties style:vertical-align="middle" fo:background-color="transparent" fo:padding-left="0cm" fo:padding-right="0.101cm" fo:padding-top="0cm" fo:padding-bottom="0cm" fo:border="none" style:writing-mode="page">
        <style:background-image/>
      </style:table-cell-properties>
    </style:style>
    <style:style style:name="Tableau1.B1" style:family="table-cell">
      <style:table-cell-properties style:vertical-align="middle" fo:background-color="transparent" fo:padding-left="0.101cm" fo:padding-right="0cm" fo:padding-top="0cm" fo:padding-bottom="0cm" fo:border="none" style:writing-mode="page">
        <style:background-image/>
      </style:table-cell-properties>
    </style:style>
    <style:style style:name="Tableau1.C1" style:family="table-cell">
      <style:table-cell-properties style:vertical-align="middle" fo:background-color="transparent" fo:padding-left="0cm" fo:padding-right="0cm" fo:padding-top="0cm" fo:padding-bottom="0.3cm" fo:border="none" style:writing-mode="page">
        <style:background-image/>
      </style:table-cell-properties>
    </style:style>
    <style:style style:name="Tableau1.C6" style:family="table-cell">
      <style:table-cell-properties style:vertical-align="middle" fo:background-color="transparent" fo:padding-left="0.101cm" fo:padding-right="0.101cm" fo:padding-top="0.101cm" fo:padding-bottom="0cm" fo:border="none" style:writing-mode="page">
        <style:background-image/>
      </style:table-cell-properties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308c81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_5f_En-tête">
      <style:text-properties officeooo:rsid="0073570a" officeooo:paragraph-rsid="001a9295"/>
    </style:style>
    <style:style style:name="P2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4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2" fo:font-size="10pt" officeooo:rsid="002b5d53" officeooo:paragraph-rsid="002b5d53" style:font-size-asian="10pt" style:font-size-complex="10pt"/>
    </style:style>
    <style:style style:name="P25" style:family="paragraph" style:parent-style-name="_5f_Paragraphe_20_livret_20_">
      <style:text-properties officeooo:paragraph-rsid="00609d49"/>
    </style:style>
    <style:style style:name="P26" style:family="paragraph" style:parent-style-name="_5f_Paragraphe_20_livret_20_">
      <style:paragraph-properties fo:text-align="start" style:justify-single-word="false"/>
    </style:style>
    <style:style style:name="P27" style:family="paragraph" style:parent-style-name="_5f_Paragraphe_20_livret_20_">
      <style:paragraph-properties fo:text-align="end" style:justify-single-word="false"/>
      <style:text-properties officeooo:rsid="00b69f20" officeooo:paragraph-rsid="00b69f20"/>
    </style:style>
    <style:style style:name="P28" style:family="paragraph" style:parent-style-name="_5f_Paragraphe_20_livret_20_">
      <style:paragraph-properties fo:text-align="start" style:justify-single-word="false"/>
      <style:text-properties officeooo:rsid="00b69f20" officeooo:paragraph-rsid="00b69f20"/>
    </style:style>
    <style:style style:name="P29" style:family="paragraph" style:parent-style-name="Standard">
      <style:paragraph-properties fo:margin-top="0.199cm" fo:margin-bottom="0cm" loext:contextual-spacing="false"/>
      <style:text-properties fo:font-size="10pt" officeooo:paragraph-rsid="00b3dd99" style:font-size-asian="10pt" style:font-size-complex="10pt"/>
    </style:style>
    <style:style style:name="P30" style:family="paragraph" style:parent-style-name="_5f_Paragraphe_20_livret_20_">
      <style:paragraph-properties fo:margin-top="0.199cm" fo:margin-bottom="0.101cm" loext:contextual-spacing="false" fo:text-align="center" style:justify-single-word="false"/>
    </style:style>
    <style:style style:name="P31" style:family="paragraph" style:parent-style-name="_5f_Paragraphe_20_livret_20_">
      <style:paragraph-properties fo:margin-top="0.199cm" fo:margin-bottom="0.101cm" loext:contextual-spacing="false" fo:text-align="center" style:justify-single-word="false"/>
      <style:text-properties officeooo:paragraph-rsid="00b46b01"/>
    </style:style>
    <style:style style:name="P32" style:family="paragraph" style:parent-style-name="_5f_Paragraphe_20_livret_20_">
      <style:paragraph-properties fo:margin-top="0.199cm" fo:margin-bottom="0.101cm" loext:contextual-spacing="false"/>
      <style:text-properties officeooo:paragraph-rsid="00b46b01"/>
    </style:style>
    <style:style style:name="P33" style:family="paragraph" style:parent-style-name="Exo_5f_Num">
      <style:text-properties officeooo:paragraph-rsid="0063bc6d"/>
    </style:style>
    <style:style style:name="P34" style:family="paragraph" style:parent-style-name="Exo_5f_Num">
      <style:paragraph-properties fo:margin-top="0.63cm" fo:margin-bottom="0.101cm" loext:contextual-spacing="false"/>
    </style:style>
    <style:style style:name="P35" style:family="paragraph" style:parent-style-name="Exo_5f_Num" style:list-style-name="Num_5f_Exo">
      <style:paragraph-properties fo:margin-top="0.63cm" fo:margin-bottom="0.101cm" loext:contextual-spacing="false"/>
      <style:text-properties officeooo:paragraph-rsid="00484b7e"/>
    </style:style>
    <style:style style:name="P36" style:family="paragraph" style:parent-style-name="Exo_5f_Num">
      <style:paragraph-properties fo:margin-top="0.6cm" fo:margin-bottom="0.101cm" loext:contextual-spacing="false"/>
    </style:style>
    <style:style style:name="P37" style:family="paragraph" style:parent-style-name="Exo_5f_Num" style:list-style-name="Num_5f_Exo">
      <style:paragraph-properties fo:margin-top="0.6cm" fo:margin-bottom="0.101cm" loext:contextual-spacing="false"/>
      <style:text-properties officeooo:paragraph-rsid="0083823b"/>
    </style:style>
    <style:style style:name="P38" style:family="paragraph" style:parent-style-name="Exo_5f_Num">
      <style:paragraph-properties fo:margin-top="0.73cm" fo:margin-bottom="0.199cm" loext:contextual-spacing="false"/>
    </style:style>
    <style:style style:name="P39" style:family="paragraph" style:parent-style-name="Exo_5f_Num">
      <style:paragraph-properties fo:margin-top="0.73cm" fo:margin-bottom="0.101cm" loext:contextual-spacing="false"/>
    </style:style>
    <style:style style:name="P40" style:family="paragraph" style:parent-style-name="Exo_5f_Num">
      <style:paragraph-properties fo:margin-top="0.73cm" fo:margin-bottom="0.101cm" loext:contextual-spacing="false"/>
      <style:text-properties officeooo:paragraph-rsid="00a84425"/>
    </style:style>
    <style:style style:name="P41" style:family="paragraph" style:parent-style-name="FILET_5f_POINTILLES" style:list-style-name="liste_5f_abc">
      <style:text-properties officeooo:paragraph-rsid="00b46b01"/>
    </style:style>
    <style:style style:name="P42" style:family="paragraph" style:parent-style-name="FILET_5f_POINTILLES" style:list-style-name="liste_5f_abc">
      <style:paragraph-properties>
        <style:tab-stops>
          <style:tab-stop style:position="4.5cm" style:type="right" style:leader-style="dotted" style:leader-text="."/>
        </style:tab-stops>
      </style:paragraph-properties>
      <style:text-properties officeooo:paragraph-rsid="00aeb963"/>
    </style:style>
    <style:style style:name="P43" style:family="paragraph" style:parent-style-name="FILET_5f_POINTILLES" style:list-style-name="liste_5f_abc">
      <style:paragraph-properties>
        <style:tab-stops>
          <style:tab-stop style:position="4.5cm" style:type="right" style:leader-style="dotted" style:leader-text="."/>
        </style:tab-stops>
      </style:paragraph-properties>
      <style:text-properties officeooo:paragraph-rsid="00b4116b"/>
    </style:style>
    <style:style style:name="P44" style:family="paragraph" style:parent-style-name="FILET_5f_POINTILLES" style:list-style-name="liste_5f_abc">
      <style:paragraph-properties>
        <style:tab-stops>
          <style:tab-stop style:position="4.5cm" style:type="right" style:leader-style="dotted" style:leader-text="."/>
        </style:tab-stops>
      </style:paragraph-properties>
      <style:text-properties officeooo:paragraph-rsid="00b3dd99"/>
    </style:style>
    <style:style style:name="P45" style:family="paragraph" style:parent-style-name="FILET_5f_POINTILLES" style:list-style-name="liste_5f_abc" style:master-page-name="">
      <style:paragraph-properties style:page-number="auto">
        <style:tab-stops>
          <style:tab-stop style:position="4.5cm" style:type="right" style:leader-style="dotted" style:leader-text="."/>
        </style:tab-stops>
      </style:paragraph-properties>
      <style:text-properties officeooo:paragraph-rsid="00b4116b"/>
    </style:style>
    <style:style style:name="P46" style:family="paragraph" style:parent-style-name="Standard" style:list-style-name="liste_5f_abc">
      <style:text-properties officeooo:paragraph-rsid="00609d49"/>
    </style:style>
    <style:style style:name="P47" style:family="paragraph" style:parent-style-name="Standard" style:list-style-name="liste_5f_abc">
      <style:text-properties officeooo:paragraph-rsid="0073731b"/>
    </style:style>
    <style:style style:name="P48" style:family="paragraph" style:parent-style-name="Standard" style:list-style-name="liste_5f_abc">
      <style:text-properties fo:font-size="10pt" fo:text-shadow="none" officeooo:rsid="0073731b" officeooo:paragraph-rsid="00b3dd99" style:font-size-asian="10pt" style:font-size-complex="10pt"/>
    </style:style>
    <style:style style:name="P49" style:family="paragraph" style:parent-style-name="Standard" style:list-style-name="liste_5f_abc">
      <style:text-properties fo:font-size="10pt" officeooo:paragraph-rsid="00adb8b0" style:font-size-asian="10pt" style:font-size-complex="10pt"/>
    </style:style>
    <style:style style:name="P50" style:family="paragraph" style:parent-style-name="Standard" style:list-style-name="liste_5f_abc">
      <style:text-properties fo:font-size="10pt" officeooo:paragraph-rsid="00b3dd99" style:font-size-asian="10pt" style:font-size-complex="10pt"/>
    </style:style>
    <style:style style:name="P51" style:family="paragraph" style:parent-style-name="Standard" style:list-style-name="liste_5f_abc">
      <style:text-properties fo:color="#000000" style:font-name="Bitstream Vera Sans2" fo:font-size="10pt" officeooo:rsid="00210672" officeooo:paragraph-rsid="00b3dd99" style:font-size-asian="10pt" style:font-size-complex="10pt"/>
    </style:style>
    <style:style style:name="P52" style:family="paragraph" style:parent-style-name="Standard" style:list-style-name="_5f_Numérotation_20_des_20_exercices_20_livrets">
      <style:paragraph-properties fo:margin-left="0cm" fo:margin-right="0cm" fo:margin-top="0.199cm" fo:margin-bottom="0.101cm" loext:contextual-spacing="false" fo:text-indent="0cm" style:auto-text-indent="false" style:shadow="none"/>
      <style:text-properties fo:color="#cc0000" style:font-name="Bitstream Vera Sans2" fo:font-size="10pt" fo:font-weight="bold" officeooo:rsid="00210672" officeooo:paragraph-rsid="00484b7e" style:font-size-asian="10pt" style:font-weight-asian="bold" style:font-size-complex="10pt" style:font-weight-complex="bold"/>
    </style:style>
    <style:style style:name="P53" style:family="paragraph" style:parent-style-name="Standard" style:master-page-name="_5f_Fiche_20_éditeur_20_série_20_2_20_une_20_colonne_20_impaire_20__28_G_29_">
      <style:paragraph-properties style:page-number="28" fo:break-before="auto" fo:break-after="auto"/>
      <style:text-properties style:font-name="Bitstream Vera Sans2" fo:font-size="10pt" fo:font-weight="bold" officeooo:paragraph-rsid="001f6820" style:font-size-asian="10pt" style:font-weight-asian="bold" style:font-size-complex="10pt" style:font-weight-complex="bold"/>
    </style:style>
    <style:style style:name="P54" style:family="paragraph" style:parent-style-name="Standard" style:list-style-name="liste_5f_abc">
      <style:paragraph-properties fo:margin-top="0.101cm" fo:margin-bottom="0cm" loext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aeb963"/>
    </style:style>
    <style:style style:name="P55" style:family="paragraph" style:parent-style-name="Table_20_Contents" style:list-style-name="liste_5f_abc">
      <style:paragraph-properties fo:margin-top="0cm" fo:margin-bottom="0cm" loext:contextual-spacing="false" fo:text-align="start" style:justify-single-word="false">
        <style:tab-stops>
          <style:tab-stop style:position="3.678cm"/>
        </style:tab-stops>
      </style:paragraph-properties>
      <style:text-properties style:font-name="Webdings" fo:font-size="6pt" officeooo:paragraph-rsid="00b69f20" style:font-name-asian="Webdings" style:font-size-asian="6pt" style:font-name-complex="Webdings" style:font-size-complex="6pt"/>
    </style:style>
    <style:style style:name="P56" style:family="paragraph" style:parent-style-name="Table_20_Contents" style:list-style-name="liste_5f_abc">
      <style:paragraph-properties fo:margin-top="0cm" fo:margin-bottom="0cm" loext:contextual-spacing="false" fo:text-align="end" style:justify-single-word="false">
        <style:tab-stops>
          <style:tab-stop style:position="3.678cm"/>
        </style:tab-stops>
      </style:paragraph-properties>
      <style:text-properties style:font-name="Webdings" fo:font-size="6pt" officeooo:paragraph-rsid="00b69f20" style:font-name-asian="Webdings" style:font-size-asian="6pt" style:font-name-complex="Webdings" style:font-size-complex="6pt"/>
    </style:style>
    <style:style style:name="P57" style:family="paragraph" style:parent-style-name="_5f_Paragraphe_20_livret_20_réponse_20_élève" style:list-style-name="liste_5f_abc">
      <style:paragraph-properties fo:line-height="100%">
        <style:tab-stops>
          <style:tab-stop style:position="9.2cm" style:type="right" style:leader-style="dotted" style:leader-text="."/>
        </style:tab-stops>
      </style:paragraph-properties>
      <style:text-properties officeooo:paragraph-rsid="00613f0d"/>
    </style:style>
    <style:style style:name="P58" style:family="paragraph" style:parent-style-name="_5f_Paragraphe_20_livret_20_réponse_20_élève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aeb963"/>
    </style:style>
    <style:style style:name="P59" style:family="paragraph" style:parent-style-name="_5f_Paragraphe_20_livret_20_réponse_20_élève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b3dd99"/>
    </style:style>
    <style:style style:name="P60" style:family="paragraph" style:parent-style-name="_5f_Paragraphe_20_livret_20_réponse_20_élève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b4116b"/>
    </style:style>
    <style:style style:name="P61" style:family="paragraph" style:parent-style-name="_5f_Paragraphe_20_livret_20_réponse_20_élève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style:text-position="0% 100%" officeooo:paragraph-rsid="00aeb963"/>
    </style:style>
    <style:style style:name="P62" style:family="paragraph" style:parent-style-name="_5f_Paragraphe_20_énoncé_20_après_20_numéro" style:master-page-name="">
      <style:paragraph-properties fo:margin-top="0cm" fo:margin-bottom="0cm" loext:contextual-spacing="false" style:page-number="auto" fo:break-before="auto" fo:break-after="auto" style:shadow="none"/>
      <style:text-properties officeooo:paragraph-rsid="00484b7e"/>
    </style:style>
    <style:style style:name="P63" style:family="paragraph" style:parent-style-name="_5f_Pied_20_de_20_page" style:list-style-name="">
      <style:paragraph-properties fo:text-align="end" style:justify-single-word="false"/>
    </style:style>
    <style:style style:name="P64" style:family="paragraph" style:parent-style-name="_5f_Pied_20_de_20_page">
      <style:paragraph-properties fo:text-align="end" style:justify-single-word="false"/>
    </style:style>
    <style:style style:name="P65" style:family="paragraph" style:parent-style-name="_5f_Pied_20_de_20_page" style:list-style-name=""/>
    <style:style style:name="P6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7" style:family="paragraph">
      <style:paragraph-properties fo:margin-top="0cm" fo:margin-bottom="0.199cm" fo:text-align="center" style:writing-mode="lr-tb"/>
    </style:style>
    <style:style style:name="P68" style:family="paragraph">
      <loext:graphic-properties draw:fill-color="#d3802b"/>
      <style:paragraph-properties fo:margin-top="0cm" fo:margin-bottom="0.199cm" fo:text-align="center" style:writing-mode="lr-tb"/>
      <style:text-properties fo:color="#ffffff" style:font-name="Bitstream Vera Sans2" fo:font-size="11pt" fo:font-weight="bold" style:font-size-asian="11pt" style:font-weight-asian="bold" style:font-size-complex="11pt" style:font-weight-complex="bold"/>
    </style:style>
    <style:style style:name="P69" style:family="paragraph">
      <style:paragraph-properties fo:text-align="center"/>
    </style:style>
    <style:style style:name="P7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none" draw:fill-color="#ffffff"/>
      <style:paragraph-properties fo:text-align="center" style:writing-mode="lr-tb"/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P72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text-transform="uppercase" fo:color="#808080" style:font-name="Bitstream Vera Sans" fo:font-size="9pt" officeooo:rsid="00308c81" fo:background-color="transparent" loext:char-shading-value="0"/>
    </style:style>
    <style:style style:name="T6" style:family="text">
      <style:text-properties fo:text-transform="uppercase" fo:color="#808080" style:font-name="Bitstream Vera Sans" fo:font-size="9pt" officeooo:rsid="00ab0cae" fo:background-color="transparent" loext:char-shading-value="0"/>
    </style:style>
    <style:style style:name="T7" style:family="text">
      <style:text-properties officeooo:rsid="00308c81"/>
    </style:style>
    <style:style style:name="T8" style:family="text">
      <style:text-properties officeooo:rsid="00484b7e"/>
    </style:style>
    <style:style style:name="T9" style:family="text">
      <style:text-properties style:text-position="0% 100%"/>
    </style:style>
    <style:style style:name="T10" style:family="text">
      <style:text-properties style:text-position="0% 100%" style:font-name="Bitstream Vera Sans2" fo:font-size="10pt" fo:font-style="normal" style:font-size-asian="10pt" style:font-style-asian="normal" style:font-size-complex="10pt" style:font-style-complex="normal"/>
    </style:style>
    <style:style style:name="T11" style:family="text">
      <style:text-properties style:text-position="0% 100%" style:font-name="Bitstream Vera Sans2" fo:font-size="10pt" fo:font-style="normal" officeooo:rsid="00753efd" style:font-size-asian="10pt" style:font-style-asian="normal" style:font-size-complex="10pt" style:font-style-complex="normal"/>
    </style:style>
    <style:style style:name="T12" style:family="text">
      <style:text-properties style:text-position="0% 100%" style:font-name="Bitstream Vera Sans2" fo:font-size="10pt" fo:font-style="normal" officeooo:rsid="0075aac3" style:font-size-asian="10pt" style:font-style-asian="normal" style:font-size-complex="10pt" style:font-style-complex="normal"/>
    </style:style>
    <style:style style:name="T13" style:family="text">
      <style:text-properties style:text-position="0% 100%" officeooo:rsid="0028d8f1"/>
    </style:style>
    <style:style style:name="T14" style:family="text">
      <style:text-properties style:text-position="0% 100%" fo:text-shadow="none" fo:font-weight="normal" style:font-weight-asian="normal" style:font-weight-complex="normal"/>
    </style:style>
    <style:style style:name="T15" style:family="text">
      <style:text-properties style:text-position="0% 100%" fo:text-shadow="none" fo:font-weight="normal" officeooo:rsid="0073731b" style:font-weight-asian="normal" style:font-weight-complex="normal"/>
    </style:style>
    <style:style style:name="T16" style:family="text">
      <style:text-properties style:text-position="0% 100%" fo:text-shadow="none" fo:font-weight="normal" officeooo:rsid="0026a645" style:font-name-asian="Times New Roman" style:font-weight-asian="normal" style:font-name-complex="Times New Roman" style:font-weight-complex="normal"/>
    </style:style>
    <style:style style:name="T17" style:family="text">
      <style:text-properties style:text-position="0% 100%" fo:text-shadow="none" fo:font-weight="normal" officeooo:rsid="00609d49" style:font-name-asian="Times New Roman" style:font-weight-asian="normal" style:font-name-complex="Times New Roman" style:font-weight-complex="normal"/>
    </style:style>
    <style:style style:name="T18" style:family="text">
      <style:text-properties style:text-position="0% 100%" fo:text-shadow="none" fo:font-weight="normal" officeooo:rsid="0076995a" style:font-name-asian="Times New Roman" style:font-weight-asian="normal" style:font-name-complex="Times New Roman" style:font-weight-complex="normal"/>
    </style:style>
    <style:style style:name="T19" style:family="text">
      <style:text-properties style:text-position="0% 100%" fo:text-shadow="none" fo:font-weight="normal" officeooo:rsid="007d9c7e" style:font-name-asian="Times New Roman" style:font-weight-asian="normal" style:font-name-complex="Times New Roman" style:font-weight-complex="normal"/>
    </style:style>
    <style:style style:name="T20" style:family="text">
      <style:text-properties style:text-position="0% 100%" fo:text-shadow="none" fo:font-weight="normal" officeooo:rsid="007f47ea" style:font-name-asian="Times New Roman" style:font-weight-asian="normal" style:font-name-complex="Times New Roman" style:font-weight-complex="normal"/>
    </style:style>
    <style:style style:name="T21" style:family="text">
      <style:text-properties style:text-position="0% 100%" fo:text-shadow="none" fo:font-weight="normal" officeooo:rsid="00a8393c" style:font-name-asian="Times New Roman" style:font-weight-asian="normal" style:font-name-complex="Times New Roman" style:font-weight-complex="normal"/>
    </style:style>
    <style:style style:name="T22" style:family="text">
      <style:text-properties style:text-position="0% 100%" fo:text-shadow="none" fo:font-weight="normal" officeooo:rsid="00484b7e" style:font-name-asian="Times New Roman" style:font-weight-asian="normal" style:font-name-complex="Times New Roman" style:font-weight-complex="normal"/>
    </style:style>
    <style:style style:name="T23" style:family="text">
      <style:text-properties style:text-position="0% 100%" fo:text-shadow="none" fo:font-weight="normal" officeooo:rsid="00609d49" style:font-name-asian="Times New Roman" style:font-size-asian="10pt" style:font-weight-asian="normal" style:font-name-complex="Times New Roman" style:font-size-complex="10pt" style:font-weight-complex="normal"/>
    </style:style>
    <style:style style:name="T24" style:family="text">
      <style:text-properties style:text-position="0% 100%" officeooo:rsid="00821b91"/>
    </style:style>
    <style:style style:name="T25" style:family="text">
      <style:text-properties style:text-position="0% 100%" fo:font-size="10pt" fo:text-shadow="none" fo:font-weight="normal" officeooo:rsid="00a8393c" style:font-name-asian="Times New Roman" style:font-size-asian="10pt" style:font-weight-asian="normal" style:font-name-complex="Times New Roman" style:font-size-complex="10pt" style:font-weight-complex="normal"/>
    </style:style>
    <style:style style:name="T26" style:family="text">
      <style:text-properties style:text-position="0% 100%" fo:font-size="10pt" fo:text-shadow="none" fo:font-weight="normal" officeooo:rsid="00425cb8" style:font-size-asian="10pt" style:font-weight-asian="normal" style:font-size-complex="10pt" style:font-weight-complex="normal"/>
    </style:style>
    <style:style style:name="T27" style:family="text">
      <style:text-properties style:text-position="0% 100%" officeooo:rsid="00a8c082"/>
    </style:style>
    <style:style style:name="T28" style:family="text">
      <style:text-properties style:text-position="super 58%"/>
    </style:style>
    <style:style style:name="T29" style:family="text">
      <style:text-properties style:text-position="super 58%" officeooo:rsid="0029a46f"/>
    </style:style>
    <style:style style:name="T30" style:family="text">
      <style:text-properties style:text-position="super 58%" fo:text-shadow="none" fo:font-weight="normal" officeooo:rsid="00609d49" style:font-name-asian="Times New Roman" style:font-weight-asian="normal" style:font-name-complex="Times New Roman" style:font-weight-complex="normal"/>
    </style:style>
    <style:style style:name="T31" style:family="text">
      <style:text-properties style:text-position="super 58%" fo:text-shadow="none" fo:font-weight="normal" officeooo:rsid="007d9c7e" style:font-name-asian="Times New Roman" style:font-weight-asian="normal" style:font-name-complex="Times New Roman" style:font-weight-complex="normal"/>
    </style:style>
    <style:style style:name="T32" style:family="text">
      <style:text-properties style:text-position="super 58%" fo:text-shadow="none" fo:font-weight="normal" officeooo:rsid="007f47ea" style:font-name-asian="Times New Roman" style:font-weight-asian="normal" style:font-name-complex="Times New Roman" style:font-weight-complex="normal"/>
    </style:style>
    <style:style style:name="T33" style:family="text">
      <style:text-properties style:text-position="super 58%" fo:text-shadow="none" fo:font-weight="normal" officeooo:rsid="0073731b" style:font-weight-asian="normal" style:font-weight-complex="normal"/>
    </style:style>
    <style:style style:name="T34" style:family="text">
      <style:text-properties style:text-position="super 58%" fo:text-shadow="none" fo:font-weight="normal" officeooo:rsid="0076995a" style:font-weight-asian="normal" style:font-weight-complex="normal"/>
    </style:style>
    <style:style style:name="T35" style:family="text">
      <style:text-properties style:text-position="super 58%" officeooo:rsid="008fbb6e"/>
    </style:style>
    <style:style style:name="T36" style:family="text">
      <style:text-properties style:text-position="super 58%" fo:font-size="10pt" fo:text-shadow="none" fo:font-weight="normal" officeooo:rsid="00a8393c" style:font-name-asian="Times New Roman" style:font-size-asian="10pt" style:font-weight-asian="normal" style:font-name-complex="Times New Roman" style:font-size-complex="10pt" style:font-weight-complex="normal"/>
    </style:style>
    <style:style style:name="T37" style:family="text">
      <style:text-properties style:text-position="super 58%" officeooo:rsid="00a8393c"/>
    </style:style>
    <style:style style:name="T38" style:family="text">
      <style:text-properties style:text-position="super 58%" style:font-name="Bitstream Vera Sans6" fo:text-shadow="none" fo:font-weight="normal" style:font-name-asian="Bitstream Vera Sans6" style:font-weight-asian="normal" style:font-name-complex="Bitstream Vera Sans6" style:font-weight-complex="normal"/>
    </style:style>
    <style:style style:name="T39" style:family="text">
      <style:text-properties style:text-position="super 58%" style:font-name="Bitstream Vera Sans6" fo:text-shadow="none" fo:font-weight="normal" officeooo:rsid="00b3192b" style:font-name-asian="Bitstream Vera Sans6" style:font-weight-asian="normal" style:font-name-complex="Bitstream Vera Sans6" style:font-weight-complex="normal"/>
    </style:style>
    <style:style style:name="T40" style:family="text">
      <style:text-properties style:text-position="super 58%" style:font-name="Bitstream Vera Sans6" fo:font-weight="normal" officeooo:rsid="00b3192b" style:font-name-asian="Bitstream Vera Sans6" style:font-weight-asian="normal" style:font-name-complex="Bitstream Vera Sans6" style:font-weight-complex="normal"/>
    </style:style>
    <style:style style:name="T41" style:family="text">
      <style:text-properties fo:color="#000000"/>
    </style:style>
    <style:style style:name="T42" style:family="text">
      <style:text-properties fo:color="#000000" style:text-position="0% 100%" style:font-name="Bitstream Vera Sans2" fo:font-size="10pt" fo:font-style="normal" officeooo:rsid="0042145e" style:font-size-asian="10pt" style:font-style-asian="normal" style:font-size-complex="10pt" style:font-style-complex="normal"/>
    </style:style>
    <style:style style:name="T43" style:family="text">
      <style:text-properties fo:color="#000000" style:text-position="0% 100%" style:font-name="Bitstream Vera Sans7" fo:font-size="10pt" fo:font-style="normal" fo:text-shadow="none" fo:font-weight="normal" officeooo:rsid="0026a645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44" style:family="text">
      <style:text-properties fo:color="#000000" style:text-position="0% 100%" style:font-name="Bitstream Vera Sans7" fo:font-size="10pt" fo:font-style="normal" fo:text-shadow="none" fo:font-weight="normal" officeooo:rsid="00609d49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45" style:family="text">
      <style:text-properties fo:color="#000000" style:text-position="0% 100%" officeooo:rsid="004f4957"/>
    </style:style>
    <style:style style:name="T46" style:family="text">
      <style:text-properties fo:color="#000000" style:text-position="0% 100%" style:font-name="OpenSymbol2" fo:font-size="10pt" fo:font-style="normal" fo:text-shadow="none" fo:font-weight="normal" officeooo:rsid="00609d49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47" style:family="text">
      <style:text-properties fo:color="#000000" style:text-position="0% 100%" fo:text-shadow="none" fo:font-weight="normal" officeooo:rsid="00609d49" style:font-size-asian="10pt" style:font-weight-asian="normal" style:font-size-complex="10pt" style:font-weight-complex="normal"/>
    </style:style>
    <style:style style:name="T48" style:family="text">
      <style:text-properties fo:color="#000000" style:text-position="0% 100%" fo:text-shadow="none" fo:font-weight="normal" officeooo:rsid="009efa48" style:font-size-asian="10pt" style:font-weight-asian="normal" style:font-size-complex="10pt" style:font-weight-complex="normal"/>
    </style:style>
    <style:style style:name="T49" style:family="text">
      <style:text-properties fo:color="#000000" style:text-position="0% 100%" fo:text-shadow="none" fo:font-weight="normal" officeooo:rsid="00a1e58e" style:font-size-asian="10pt" style:font-weight-asian="normal" style:font-size-complex="10pt" style:font-weight-complex="normal"/>
    </style:style>
    <style:style style:name="T50" style:family="text">
      <style:text-properties fo:color="#000000" style:text-position="0% 100%" fo:text-shadow="none" fo:font-weight="normal" officeooo:rsid="00609d49" style:font-style-asian="normal" style:font-weight-asian="normal" style:font-style-complex="normal" style:font-weight-complex="normal"/>
    </style:style>
    <style:style style:name="T51" style:family="text">
      <style:text-properties fo:color="#000000" style:text-position="0% 100%" officeooo:rsid="00821b91"/>
    </style:style>
    <style:style style:name="T52" style:family="text">
      <style:text-properties fo:color="#000000" style:text-position="0% 100%" officeooo:rsid="00851df5"/>
    </style:style>
    <style:style style:name="T53" style:family="text">
      <style:text-properties fo:color="#000000" style:text-position="0% 100%" officeooo:rsid="009efa48"/>
    </style:style>
    <style:style style:name="T54" style:family="text">
      <style:text-properties fo:color="#000000" style:text-position="0% 100%" officeooo:rsid="00a56e32"/>
    </style:style>
    <style:style style:name="T55" style:family="text">
      <style:text-properties fo:color="#000000" style:text-position="0% 100%" officeooo:rsid="009f1559"/>
    </style:style>
    <style:style style:name="T56" style:family="text">
      <style:text-properties fo:color="#000000" style:text-position="0% 100%" style:font-name="Bitstream Vera Sans6" fo:letter-spacing="-0.007cm" fo:text-shadow="none" fo:font-weight="normal" officeooo:rsid="008fbb6e" style:font-name-asian="Bitstream Vera Sans6" style:font-weight-asian="normal" style:font-name-complex="Bitstream Vera Sans6" style:font-weight-complex="normal"/>
    </style:style>
    <style:style style:name="T57" style:family="text">
      <style:text-properties fo:color="#000000" style:text-position="0% 100%" style:font-name="Bitstream Vera Sans6" fo:text-shadow="none" fo:font-weight="normal" officeooo:rsid="008fbb6e" style:font-name-asian="Bitstream Vera Sans6" style:font-weight-asian="normal" style:font-name-complex="Bitstream Vera Sans6" style:font-weight-complex="normal"/>
    </style:style>
    <style:style style:name="T58" style:family="text">
      <style:text-properties fo:color="#000000" style:text-position="0% 100%" officeooo:rsid="007d9c7e"/>
    </style:style>
    <style:style style:name="T59" style:family="text">
      <style:text-properties fo:color="#000000" style:text-position="super 58%" officeooo:rsid="007d9c7e"/>
    </style:style>
    <style:style style:name="T60" style:family="text">
      <style:text-properties fo:color="#000000" style:text-position="super 58%" officeooo:rsid="008fbb6e"/>
    </style:style>
    <style:style style:name="T61" style:family="text">
      <style:text-properties fo:color="#000000" officeooo:rsid="00405c62"/>
    </style:style>
    <style:style style:name="T62" style:family="text">
      <style:text-properties fo:color="#000000" style:font-name="Bitstream Vera Sans7" fo:font-style="normal" fo:text-shadow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63" style:family="text">
      <style:text-properties fo:color="#000000" officeooo:rsid="00484b7e"/>
    </style:style>
    <style:style style:name="T64" style:family="text">
      <style:text-properties fo:color="#000000" officeooo:rsid="0049427e"/>
    </style:style>
    <style:style style:name="T65" style:family="text">
      <style:text-properties fo:color="#000000" officeooo:rsid="007d9c7e"/>
    </style:style>
    <style:style style:name="T66" style:family="text">
      <style:text-properties fo:color="#000000" officeooo:rsid="008d0de8"/>
    </style:style>
    <style:style style:name="T67" style:family="text">
      <style:text-properties fo:color="#000000" officeooo:rsid="008fbb6e"/>
    </style:style>
    <style:style style:name="T68" style:family="text">
      <style:text-properties fo:color="#000000" officeooo:rsid="009efa48"/>
    </style:style>
    <style:style style:name="T69" style:family="text">
      <style:text-properties fo:color="#000000" officeooo:rsid="009f1559"/>
    </style:style>
    <style:style style:name="T70" style:family="text">
      <style:text-properties fo:color="#000000" style:text-line-through-style="none" style:text-line-through-type="none" style:text-position="0% 100%" officeooo:rsid="009f1559"/>
    </style:style>
    <style:style style:name="T71" style:family="text">
      <style:text-properties fo:color="#000000" style:text-line-through-style="none" style:text-line-through-type="none" style:text-position="0% 100%" officeooo:rsid="009efa48"/>
    </style:style>
    <style:style style:name="T72" style:family="text">
      <style:text-properties fo:color="#000000" style:text-line-through-style="none" style:text-line-through-type="none" style:text-position="0% 100%" officeooo:rsid="00a1e58e"/>
    </style:style>
    <style:style style:name="T73" style:family="text">
      <style:text-properties fo:color="#000000" style:text-line-through-style="none" style:text-line-through-type="none" style:text-position="0% 100%" officeooo:rsid="00a56e32"/>
    </style:style>
    <style:style style:name="T74" style:family="text">
      <style:text-properties fo:color="#000000" style:text-line-through-style="none" style:text-line-through-type="none" style:text-position="0% 100%" style:font-name="Segoe UI" officeooo:rsid="00a56e32"/>
    </style:style>
    <style:style style:name="T75" style:family="text">
      <style:text-properties fo:color="#000000" style:text-line-through-style="none" style:text-line-through-type="none" style:text-position="0% 100%" style:font-name="Bitstream Vera Sans1" officeooo:rsid="00a56e32"/>
    </style:style>
    <style:style style:name="T76" style:family="text">
      <style:text-properties fo:color="#000000" style:text-line-through-style="none" style:text-line-through-type="none" style:text-position="0% 100%" officeooo:rsid="00a84425"/>
    </style:style>
    <style:style style:name="T77" style:family="text">
      <style:text-properties fo:color="#000000" officeooo:rsid="00a1e58e"/>
    </style:style>
    <style:style style:name="T78" style:family="text">
      <style:text-properties fo:color="#000000" officeooo:rsid="00a38bc3"/>
    </style:style>
    <style:style style:name="T79" style:family="text">
      <style:text-properties fo:color="#000000" officeooo:rsid="00a3fc23"/>
    </style:style>
    <style:style style:name="T80" style:family="text">
      <style:text-properties fo:color="#000000" officeooo:rsid="00a56e32"/>
    </style:style>
    <style:style style:name="T81" style:family="text">
      <style:text-properties fo:color="#000000" fo:letter-spacing="-0.004cm" fo:font-weight="normal" officeooo:rsid="008c6e7b" style:font-weight-asian="normal" style:font-weight-complex="normal"/>
    </style:style>
    <style:style style:name="T82" style:family="text">
      <style:text-properties fo:color="#000000" fo:letter-spacing="-0.007cm" officeooo:rsid="008fbb6e"/>
    </style:style>
    <style:style style:name="T83" style:family="text">
      <style:text-properties fo:color="#ff660d" fo:font-weight="normal" style:font-weight-asian="normal" style:font-weight-complex="normal"/>
    </style:style>
    <style:style style:name="T84" style:family="text">
      <style:text-properties fo:font-size="10pt" style:font-size-asian="10pt" style:font-size-complex="10pt"/>
    </style:style>
    <style:style style:name="T85" style:family="text">
      <style:text-properties fo:color="#cccccc" officeooo:rsid="00484b7e"/>
    </style:style>
    <style:style style:name="T86" style:family="text">
      <style:text-properties fo:color="#cccccc" style:text-line-through-style="none" style:text-line-through-type="none" style:text-position="0% 100%" officeooo:rsid="00484b7e"/>
    </style:style>
    <style:style style:name="T87" style:family="text">
      <style:text-properties officeooo:rsid="0028d8f1"/>
    </style:style>
    <style:style style:name="T88" style:family="text">
      <style:text-properties fo:text-shadow="none" fo:font-weight="normal" style:font-name-asian="Times New Roman" style:font-weight-asian="normal" style:font-name-complex="Times New Roman" style:font-weight-complex="normal"/>
    </style:style>
    <style:style style:name="T89" style:family="text">
      <style:text-properties fo:text-shadow="none" fo:font-weight="normal" officeooo:rsid="00609d49" style:font-name-asian="Times New Roman" style:font-weight-asian="normal" style:font-name-complex="Times New Roman" style:font-weight-complex="normal"/>
    </style:style>
    <style:style style:name="T90" style:family="text">
      <style:text-properties officeooo:rsid="00609d49"/>
    </style:style>
    <style:style style:name="T91" style:family="text">
      <style:text-properties officeooo:rsid="004db196"/>
    </style:style>
    <style:style style:name="T92" style:family="text">
      <style:text-properties officeooo:rsid="00821b91"/>
    </style:style>
    <style:style style:name="T93" style:family="text">
      <style:text-properties officeooo:rsid="0084515d"/>
    </style:style>
    <style:style style:name="T94" style:family="text">
      <style:text-properties officeooo:rsid="008c6e7b"/>
    </style:style>
    <style:style style:name="T95" style:family="text">
      <style:text-properties officeooo:rsid="008f4c89"/>
    </style:style>
    <style:style style:name="T96" style:family="text">
      <style:text-properties officeooo:rsid="008fbb6e"/>
    </style:style>
    <style:style style:name="T97" style:family="text">
      <style:text-properties officeooo:rsid="0095e56b"/>
    </style:style>
    <style:style style:name="T98" style:family="text">
      <style:text-properties officeooo:rsid="009c8927"/>
    </style:style>
    <style:style style:name="T99" style:family="text">
      <style:text-properties officeooo:rsid="00a8393c"/>
    </style:style>
    <style:style style:name="T100" style:family="text">
      <style:text-properties officeooo:rsid="009efa48"/>
    </style:style>
    <style:style style:name="T101" style:family="text">
      <style:text-properties officeooo:rsid="009f1559"/>
    </style:style>
    <style:style style:name="T102" style:family="text">
      <style:text-properties style:text-line-through-style="none" style:text-line-through-type="none" style:text-position="0% 100%" officeooo:rsid="009f1559"/>
    </style:style>
    <style:style style:name="T103" style:family="text">
      <style:text-properties style:text-line-through-style="none" style:text-line-through-type="none" style:text-position="0% 100%" officeooo:rsid="00a56e32"/>
    </style:style>
    <style:style style:name="T104" style:family="text">
      <style:text-properties style:text-line-through-style="none" style:text-line-through-type="none" style:text-position="0% 100%" officeooo:rsid="00484b7e"/>
    </style:style>
    <style:style style:name="T105" style:family="text">
      <style:text-properties style:text-line-through-style="none" style:text-line-through-type="none" style:text-position="0% 100%" officeooo:rsid="00a84425"/>
    </style:style>
    <style:style style:name="T106" style:family="text">
      <style:text-properties style:text-line-through-style="none" style:text-line-through-type="none" style:text-position="0% 100%" fo:text-shadow="none" fo:font-weight="normal" officeooo:rsid="00609d49" style:font-name-asian="Times New Roman" style:font-weight-asian="normal" style:font-name-complex="Times New Roman" style:font-weight-complex="normal"/>
    </style:style>
    <style:style style:name="T107" style:family="text">
      <style:text-properties fo:letter-spacing="-0.007cm"/>
    </style:style>
    <style:style style:name="T108" style:family="text">
      <style:text-properties fo:letter-spacing="-0.007cm" officeooo:rsid="008fbb6e"/>
    </style:style>
    <style:style style:name="T109" style:family="text">
      <style:text-properties fo:color="#ffffff" style:font-name="Bitstream Vera Sans2" fo:font-size="11pt" fo:font-weight="bold" style:font-size-asian="11pt" style:font-weight-asian="bold" style:font-size-complex="11pt" style:font-weight-complex="bold"/>
    </style:style>
    <style:style style:name="T110" style:family="text"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35cm" style:color="#ff9900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</style:style>
    <style:style style:name="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<draw:g text:anchor-type="paragraph" draw:z-index="12" draw:name="Forme5" draw:style-name="gr1"><draw:custom-shape draw:style-name="gr2" draw:text-style-name="P68" svg:width="3.964cm" svg:height="0.641cm" draw:transform="skewX (0.00279252680319092) rotate (0.0872664625997165) translate (-0.370416666666667cm -0.0934861111111111cm)"><text:p text:style-name="P67"><text:span text:style-name="T109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oft-page-break/><draw:frame draw:style-name="fr1" draw:name="Cadre3" text:anchor-type="as-char" svg:width="9.135cm" draw:z-index="5"><draw:text-box fo:min-height="2.743cm"><text:section text:style-name="Sect1" text:name="Section8"><text:p text:style-name="P24"/><text:list xml:id="list443335708" text:style-name="_5f_Numérotation_20_des_20_exercices_20_livrets"><text:list-header><text:p text:style-name="P62"><text:span text:style-name="T84">Écris </text:span><text:span text:style-name="T10">sous </text:span><text:span text:style-name="T12">forme</text:span><text:span text:style-name="T11"> décimal</text:span><text:span text:style-name="T12">e les puissances de 10 suivantes</text:span><text:span text:style-name="_5f_variable"><text:span text:style-name="T10">.</text:span></text:span></text:p></text:list-header></text:list><text:section text:style-name="Sect2" text:name="Section2"><text:list xml:id="list2304957185" text:style-name="liste_5f_abc"><text:list-item><text:p text:style-name="P46"><text:span text:style-name="_5f_BVS"><text:span text:style-name="T88">10³</text:span></text:span></text:p></text:list-item><text:list-item><text:p text:style-name="P47"><text:span text:style-name="_5f_BVS"><text:span text:style-name="T15">10</text:span></text:span><text:span text:style-name="_5f_BVS"><text:span text:style-name="T33">4</text:span></text:span></text:p></text:list-item><text:list-item><text:p text:style-name="P46"><text:span text:style-name="_5f_BVS"><text:span text:style-name="T43">1</text:span></text:span><text:span text:style-name="_5f_BVS"><text:span text:style-name="T16">0</text:span></text:span><text:span text:style-name="_5f_BVS"><text:span text:style-name="T39">−</text:span></text:span><text:span text:style-name="_5f_BVS"><text:span text:style-name="T30">3</text:span></text:span></text:p></text:list-item><text:list-item><text:p text:style-name="P48">10<text:span text:style-name="_5f_BVS"><text:span text:style-name="T40">−</text:span></text:span><text:span text:style-name="T28">5</text:span></text:p></text:list-item></text:list></text:section><text:list xml:id="list171949531820933" text:continue-list="list443335708" text:style-name="_5f_Numérotation_20_des_20_exercices_20_livrets"><text:list-header><text:p text:style-name="P52"><text:span text:style-name="Bold_5f_niv2">Correction</text:span></text:p></text:list-header></text:list><text:p text:style-name="P25"><text:span text:style-name="_5f_BVS"><text:span text:style-name="T90">On revient à la définition d’une puissance d’un nombre.</text:span></text:span></text:p><text:list xml:id="list171948965236250" text:continue-list="list2304957185" text:style-name="liste_5f_abc"><text:list-item text:start-value="1"><text:p text:style-name="P49"><text:span text:style-name="_5f_BVS"><text:span text:style-name="T88">10³</text:span></text:span><text:span text:style-name="T62"> </text:span><text:span text:style-name="_5f_Symbole"><text:span text:style-name="T26">=</text:span></text:span><text:span text:style-name="_5f_BVS"><text:span text:style-name="T17"> 10</text:span></text:span><text:span text:style-name="_5f_BVS"><text:span text:style-name="T44"> </text:span></text:span><text:span text:style-name="_5f_BVS"><text:span text:style-name="T46">×</text:span></text:span><text:span text:style-name="_5f_BVS"><text:span text:style-name="T44"> </text:span></text:span><text:span text:style-name="_5f_BVS"><text:span text:style-name="T17">10</text:span></text:span><text:span text:style-name="_5f_BVS"><text:span text:style-name="T44"> </text:span></text:span><text:span text:style-name="_5f_BVS"><text:span text:style-name="T46">×</text:span></text:span><text:span text:style-name="_5f_BVS"><text:span text:style-name="T44"> </text:span></text:span><text:span text:style-name="_5f_BVS"><text:span text:style-name="T17">10 </text:span></text:span><text:span text:style-name="_5f_signe"><text:span text:style-name="T50">=</text:span></text:span><text:span text:style-name="_5f_BVS"><text:span text:style-name="T17"> 1 </text:span></text:span><text:span text:style-name="_5f_BVS"><text:span text:style-name="T18">000 </text:span></text:span></text:p></text:list-item><text:list-item><text:p text:style-name="P49"><text:span text:style-name="_5f_BVS"><text:span text:style-name="T14">10</text:span></text:span><text:span text:style-name="_5f_BVS"><text:span text:style-name="T34">4</text:span></text:span><text:span text:style-name="_5f_BVS"><text:span text:style-name="T17"> </text:span></text:span><text:span text:style-name="_5f_Symbole"><text:span text:style-name="T26">=</text:span></text:span><text:span text:style-name="_5f_BVS"><text:span text:style-name="T17"> 10</text:span></text:span><text:span text:style-name="_5f_BVS"><text:span text:style-name="T44"> </text:span></text:span><text:span text:style-name="_5f_BVS"><text:span text:style-name="T46">×</text:span></text:span><text:span text:style-name="_5f_BVS"><text:span text:style-name="T44"> </text:span></text:span><text:span text:style-name="_5f_BVS"><text:span text:style-name="T17">10</text:span></text:span><text:span text:style-name="_5f_BVS"><text:span text:style-name="T44"> </text:span></text:span><text:span text:style-name="_5f_BVS"><text:span text:style-name="T46">×</text:span></text:span><text:span text:style-name="_5f_BVS"><text:span text:style-name="T44"> </text:span></text:span><text:span text:style-name="_5f_BVS"><text:span text:style-name="T17">10 </text:span></text:span><text:span text:style-name="_5f_BVS"><text:span text:style-name="T46">×</text:span></text:span><text:span text:style-name="_5f_BVS"><text:span text:style-name="T44"> </text:span></text:span><text:span text:style-name="_5f_BVS"><text:span text:style-name="T17">10 </text:span></text:span><text:span text:style-name="_5f_Symbole"><text:span text:style-name="T26">=</text:span></text:span><text:span text:style-name="_5f_BVS"><text:span text:style-name="T17"> 10 000</text:span></text:span></text:p></text:list-item><text:list-item><text:p text:style-name="P51"><text:span text:style-name="_5f_BVS"><text:span text:style-name="T17">10</text:span></text:span><text:span text:style-name="_5f_BVS"><text:span text:style-name="T39">−</text:span></text:span><text:span text:style-name="_5f_BVS"><text:span text:style-name="T30">3</text:span></text:span><text:span text:style-name="_5f_BVS"><text:span text:style-name="T17"> </text:span></text:span><text:span text:style-name="_5f_Symbole"><text:span text:style-name="T26">=</text:span></text:span><text:span text:style-name="_5f_BVS"><text:span text:style-name="T17"><draw:frame draw:style-name="fr4" draw:name="Objet4" text:anchor-type="as-char" svg:width="0.85cm" svg:height="0.915cm" draw:z-index="6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_5f_Symbole"><text:span text:style-name="T26">=</text:span></text:span><text:span text:style-name="_5f_BVS"><text:span text:style-name="T21"><draw:frame draw:style-name="fr4" draw:name="Objet8" text:anchor-type="as-char" svg:width="2.475cm" svg:height="0.87cm" draw:z-index="7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text:span text:style-name="_5f_Symbole"><text:span text:style-name="T26">=</text:span></text:span><text:span text:style-name="_5f_BVS"><text:span text:style-name="T21"><draw:frame draw:style-name="fr4" draw:name="Objet9" text:anchor-type="as-char" svg:width="1.268cm" svg:height="0.87cm" draw:z-index="8"><draw:object xlink:href="./Object 8" xlink:type="simple" xlink:show="embed" xlink:actuate="onLoad"/><draw:image xlink:href="./ObjectReplacements/Object 8" xlink:type="simple" xlink:show="embed" xlink:actuate="onLoad"/></draw:frame></text:span></text:span><text:span text:style-name="_5f_Symbole"><text:span text:style-name="T26">=</text:span></text:span><text:span text:style-name="_5f_BVS"><text:span text:style-name="T17"> </text:span></text:span><text:span text:style-name="_5f_BVS"><text:span text:style-name="T21">0,001</text:span></text:span></text:p></text:list-item><text:list-item><text:p text:style-name="P50">10<text:span text:style-name="_5f_BVS"><text:span text:style-name="T39">−</text:span></text:span><text:span text:style-name="T28">5</text:span><text:span text:style-name="_5f_BVS"><text:span text:style-name="T17"> </text:span></text:span><text:span text:style-name="_5f_Symbole"><text:span text:style-name="T26">=</text:span></text:span><text:span text:style-name="_5f_BVS"><text:span text:style-name="T17"><draw:frame draw:style-name="fr4" draw:name="Objet1" text:anchor-type="as-char" svg:width="0.85cm" svg:height="0.915cm" draw:z-index="9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span><text:span text:style-name="_5f_Symbole"><text:span text:style-name="T26">=</text:span></text:span><text:span text:style-name="_5f_BVS"><text:span text:style-name="T21"><draw:frame draw:style-name="fr4" draw:name="Objet2" text:anchor-type="as-char" svg:width="4.233cm" svg:height="0.87cm" draw:z-index="10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span></text:p></text:list-item></text:list><text:p text:style-name="P29"><text:span text:style-name="_5f_BVS"><text:span text:style-name="T25">10</text:span></text:span><text:span text:style-name="_5f_BVS"><text:span text:style-name="T39">−</text:span></text:span><text:span text:style-name="_5f_BVS"><text:span text:style-name="T36">5</text:span></text:span><text:span text:style-name="_5f_BVS"><text:span text:style-name="T17"> </text:span></text:span><text:span text:style-name="_5f_Symbole"><text:span text:style-name="T26">=</text:span></text:span><text:span text:style-name="_5f_BVS"><text:span text:style-name="T25"> 0,000 01</text:span></text:span></text:p></text:section></draw:text-box></draw:frame></text:p>
      <text:list xml:id="list2430641505" text:style-name="Num_5f_Exo">
        <text:list-item>
          <text:h text:style-name="P35" text:outline-level="1"> Écris <text:span text:style-name="T8">sous forme décimale les puissances de 10 suivantes.</text:span></text:h>
        </text:list-item>
      </text:list>
      <text:list xml:id="list171949482500710" text:continue-list="list171948965236250" text:style-name="liste_5f_abc">
        <text:list-item text:start-value="1">
          <text:p text:style-name="P57"><text:span text:style-name="_5f_pointillés_20_gris"><text:span text:style-name="T61">1</text:span></text:span><text:span text:style-name="_5f_pointillés_20_gris"><text:span text:style-name="T65">0</text:span></text:span><text:span text:style-name="_5f_pointillés_20_gris"><text:span text:style-name="T59">2</text:span></text:span><text:span text:style-name="_5f_pointillés_20_gris"><text:span text:style-name="T61"> </text:span></text:span><text:span text:style-name="_5f_signe"><text:span text:style-name="T47">=</text:span></text:span><text:span text:style-name="_5f_BVS"><text:span text:style-name="T17"> </text:span></text:span><text:span text:style-name="_5f_pointillés_20_gris"><text:span text:style-name="T17"><text:tab/></text:span></text:span></text:p>
        </text:list-item>
        <text:list-item>
          <text:p text:style-name="P58"><text:span text:style-name="_5f_pointillés_20_gris"><text:span text:style-name="T63">10</text:span></text:span><text:span text:style-name="_5f_pointillés_20_gris"><text:span text:style-name="T59">6</text:span></text:span><text:span text:style-name="_5f_BVS"><text:span text:style-name="T17"> </text:span></text:span><text:span text:style-name="_5f_signe"><text:span text:style-name="T47">=</text:span></text:span><text:span text:style-name="_5f_BVS"><text:span text:style-name="T17"> </text:span></text:span><text:span text:style-name="_5f_pointillés_20_gris"><text:span text:style-name="T17"><text:tab/></text:span></text:span></text:p>
        </text:list-item>
        <text:list-item>
          <text:p text:style-name="P59"><text:span text:style-name="_5f_pointillés_20_gris"><text:span text:style-name="T64">10</text:span></text:span><text:span text:style-name="_5f_BVS"><text:span text:style-name="T39">−</text:span></text:span><text:span text:style-name="_5f_pointillés_20_gris"><text:span text:style-name="T59">2</text:span></text:span><text:span text:style-name="_5f_BVS"><text:span text:style-name="T17"> </text:span></text:span><text:span text:style-name="_5f_signe"><text:span text:style-name="T47">=</text:span></text:span><text:span text:style-name="_5f_BVS"><text:span text:style-name="T17"> </text:span></text:span><text:span text:style-name="_5f_pointillés_20_gris"><text:span text:style-name="T17"><text:tab/></text:span></text:span></text:p>
        </text:list-item>
        <text:list-item>
          <text:p text:style-name="P60"><text:span text:style-name="_5f_pointillés_20_gris"><text:span text:style-name="T63">10</text:span></text:span><text:span text:style-name="_5f_BVS"><text:span text:style-name="T39">−</text:span></text:span><text:span text:style-name="_5f_pointillés_20_gris"><text:span text:style-name="T59">4</text:span></text:span><text:span text:style-name="_5f_BVS"><text:span text:style-name="T17"> </text:span></text:span><text:span text:style-name="_5f_Symbole"><text:span text:style-name="T26">=</text:span></text:span><text:span text:style-name="_5f_BVS"><text:span text:style-name="T17"> </text:span></text:span><text:span text:style-name="_5f_pointillés_20_gris"><text:span text:style-name="T17"><text:tab/></text:span></text:span></text:p>
        </text:list-item>
        <text:list-item>
          <text:p text:style-name="P58"><text:span text:style-name="_5f_pointillés_20_gris"><text:span text:style-name="T64">1</text:span></text:span><text:span text:style-name="_5f_pointillés_20_gris"><text:span text:style-name="T65">0</text:span></text:span><text:span text:style-name="_5f_pointillés_20_gris"><text:span text:style-name="T59">0</text:span></text:span><text:span text:style-name="_5f_BVS"><text:span text:style-name="T17"> </text:span></text:span><text:span text:style-name="_5f_signe"><text:span text:style-name="T47">=</text:span></text:span><text:span text:style-name="_5f_BVS"><text:span text:style-name="T17"> </text:span></text:span><text:span text:style-name="_5f_pointillés_20_gris"><text:span text:style-name="T17"><text:tab/></text:span></text:span></text:p>
        </text:list-item>
        <text:list-item>
          <text:p text:style-name="P59"><text:span text:style-name="_5f_BVS"><text:span text:style-name="T19">10</text:span></text:span><text:span text:style-name="_5f_BVS"><text:span text:style-name="T39">−</text:span></text:span><text:span text:style-name="_5f_BVS"><text:span text:style-name="T31">1</text:span></text:span><text:span text:style-name="_5f_BVS"><text:span text:style-name="T17"> </text:span></text:span><text:span text:style-name="_5f_Symbole"><text:span text:style-name="T26">=</text:span></text:span><text:span text:style-name="_5f_BVS"><text:span text:style-name="T17"> </text:span></text:span><text:span text:style-name="_5f_pointillés_20_gris"><text:span text:style-name="T17"><text:tab/></text:span></text:span></text:p>
        </text:list-item>
        <text:list-item>
          <text:p text:style-name="P58"><text:span text:style-name="_5f_BVS"><text:span text:style-name="T20">10</text:span></text:span><text:span text:style-name="_5f_BVS"><text:span text:style-name="T32">5</text:span></text:span><text:span text:style-name="_5f_BVS"><text:span text:style-name="T17"> </text:span></text:span><text:span text:style-name="_5f_Symbole"><text:span text:style-name="T26">=</text:span></text:span><text:span text:style-name="_5f_BVS"><text:span text:style-name="T17"> </text:span></text:span><text:span text:style-name="_5f_pointillés_20_gris"><text:span text:style-name="T17"><text:tab/></text:span></text:span></text:p>
        </text:list-item>
      </text:list>
      <text:list xml:id="list171950431581476" text:continue-list="list2430641505" text:style-name="Num_5f_Exo">
        <text:list-item>
          <text:h text:style-name="P36" text:outline-level="1"><text:span text:style-name="_5f_pointillés_20_gris"><text:span text:style-name="T42"> </text:span></text:span><text:span text:style-name="_5f_BVS"><text:span text:style-name="T91">Écris sous la forme d’une puissance de 10.</text:span></text:span></text:h>
        </text:list-item>
      </text:list>
      <text:list xml:id="list171948778559178" text:continue-list="list171949482500710" text:style-name="liste_5f_abc">
        <text:list-item text:start-value="1">
          <text:p text:style-name="P54"><text:span text:style-name="T87">10</text:span><text:span text:style-name="T29"> </text:span><text:span text:style-name="T24">000</text:span><text:span text:style-name="T13"> </text:span><text:span text:style-name="_5f_signe"><text:span text:style-name="T13">=</text:span></text:span><text:span text:style-name="_5f_BVS"><text:span text:style-name="T17"> </text:span></text:span><text:span text:style-name="_5f_pointillés_20_gris"><text:span text:style-name="T17"><text:tab/></text:span></text:span></text:p>
        </text:list-item>
        <text:list-item>
          <text:p text:style-name="P58">1<text:span text:style-name="T24">00 000</text:span><text:span text:style-name="T9"> </text:span><text:span text:style-name="_5f_signe"><text:span text:style-name="T9">=</text:span></text:span><text:span text:style-name="_5f_BVS"><text:span text:style-name="T17"> </text:span></text:span><text:span text:style-name="_5f_pointillés_20_gris"><text:span text:style-name="T17"><text:tab/></text:span></text:span></text:p>
        </text:list-item>
        <text:list-item>
          <text:p text:style-name="P61"><text:span text:style-name="T92">0,01</text:span> <text:span text:style-name="_5f_signe">=</text:span><text:span text:style-name="_5f_BVS"><text:span text:style-name="T89"> </text:span></text:span><text:span text:style-name="_5f_pointillés_20_gris"><text:span text:style-name="T89"><text:tab/></text:span></text:span></text:p>
        </text:list-item>
        <text:list-item>
          <text:p text:style-name="P58"><text:span text:style-name="T24">0,001</text:span><text:span text:style-name="T9"> </text:span><text:span text:style-name="_5f_signe"><text:span text:style-name="T9">=</text:span></text:span><text:span text:style-name="_5f_BVS"><text:span text:style-name="T17"> </text:span></text:span><text:span text:style-name="_5f_pointillés_20_gris"><text:span text:style-name="T17"><text:tab/></text:span></text:span></text:p>
        </text:list-item>
        <text:list-item>
          <text:p text:style-name="P60"><text:span text:style-name="_5f_pointillés_20_gris"><text:span text:style-name="T51">0,</text:span></text:span><text:span text:style-name="_5f_pointillés_20_gris"><text:span text:style-name="T45">0</text:span></text:span><text:span text:style-name="_5f_pointillés_20_gris"><text:span text:style-name="T51">00 001</text:span></text:span><text:span text:style-name="_5f_BVS"><text:span text:style-name="T17"> </text:span></text:span><text:span text:style-name="_5f_Symbole"><text:span text:style-name="T26">=</text:span></text:span><text:span text:style-name="_5f_BVS"><text:span text:style-name="T17"> </text:span></text:span><text:span text:style-name="_5f_pointillés_20_gris"><text:span text:style-name="T23"><text:tab/></text:span></text:span></text:p>
        </text:list-item>
        <text:list-item>
          <text:p text:style-name="P58"><text:span text:style-name="_5f_pointillés_20_gris"><text:span text:style-name="T51">1</text:span></text:span><text:span text:style-name="_5f_pointillés_20_gris"><text:span text:style-name="T45"> </text:span></text:span><text:span text:style-name="_5f_signe"><text:span text:style-name="T45">=</text:span></text:span><text:span text:style-name="_5f_BVS"><text:span text:style-name="T17"> </text:span></text:span><text:span text:style-name="_5f_pointillés_20_gris"><text:span text:style-name="T17"><text:tab/></text:span></text:span></text:p>
        </text:list-item>
      </text:list>
      <text:list xml:id="list171949585757787" text:continue-list="list171950431581476" text:style-name="Num_5f_Exo">
        <text:list-item>
          <text:h text:style-name="P37" text:outline-level="1"> <text:span text:style-name="_5f_BVS"><text:span text:style-name="T91">Écris sous la forme d’une puissance de 10.</text:span></text:span></text:h>
        </text:list-item>
      </text:list>
      <text:list xml:id="list171949067794670" text:continue-list="list171948778559178" text:style-name="liste_5f_abc">
        <text:list-item text:start-value="1">
          <text:p text:style-name="P54"><text:span text:style-name="T87">1 000 </text:span><text:span text:style-name="T24">000</text:span><text:span text:style-name="T13"> </text:span><text:span text:style-name="_5f_signe"><text:span text:style-name="T13">=</text:span></text:span><text:span text:style-name="_5f_BVS"><text:span text:style-name="T17"> </text:span></text:span><text:span text:style-name="_5f_pointillés_20_gris"><text:span text:style-name="T17"><text:tab/></text:span></text:span></text:p>
        </text:list-item>
        <text:list-item>
          <text:p text:style-name="P58">1<text:span text:style-name="T93">0 0</text:span><text:span text:style-name="T24">00 000</text:span><text:span text:style-name="T9"> </text:span><text:span text:style-name="_5f_signe"><text:span text:style-name="T9">=</text:span></text:span><text:span text:style-name="_5f_BVS"><text:span text:style-name="T17"> </text:span></text:span><text:span text:style-name="_5f_pointillés_20_gris"><text:span text:style-name="T17"><text:tab/></text:span></text:span></text:p>
        </text:list-item>
        <text:list-item>
          <text:p text:style-name="P61"><text:span text:style-name="T92">0,000 000 1</text:span> <text:span text:style-name="_5f_signe">=</text:span><text:span text:style-name="_5f_BVS"><text:span text:style-name="T89"> </text:span></text:span><text:span text:style-name="_5f_pointillés_20_gris"><text:span text:style-name="T89"><text:tab/></text:span></text:span></text:p>
        </text:list-item>
        <text:list-item>
          <text:p text:style-name="P58"><text:span text:style-name="T24">0,1</text:span><text:span text:style-name="T9"> </text:span><text:span text:style-name="_5f_signe"><text:span text:style-name="T9">=</text:span></text:span><text:span text:style-name="_5f_BVS"><text:span text:style-name="T17"> </text:span></text:span><text:span text:style-name="_5f_pointillés_20_gris"><text:span text:style-name="T17"><text:tab/></text:span></text:span></text:p>
        </text:list-item>
        <text:list-item>
          <text:p text:style-name="P60"><text:span text:style-name="_5f_pointillés_20_gris"><text:span text:style-name="T51">0,</text:span></text:span><text:span text:style-name="_5f_pointillés_20_gris"><text:span text:style-name="T45">0</text:span></text:span><text:span text:style-name="_5f_pointillés_20_gris"><text:span text:style-name="T51">00 01</text:span></text:span><text:span text:style-name="_5f_BVS"><text:span text:style-name="T17"> </text:span></text:span><text:span text:style-name="_5f_signe"><text:span text:style-name="T45">=</text:span></text:span><text:span text:style-name="_5f_BVS"><text:span text:style-name="T17"> </text:span></text:span><text:span text:style-name="_5f_pointillés_20_gris"><text:span text:style-name="T17"><text:tab/></text:span></text:span></text:p>
        </text:list-item>
        <text:list-item>
          <text:p text:style-name="P58"><text:span text:style-name="_5f_pointillés_20_gris"><text:span text:style-name="T51">1</text:span></text:span><text:span text:style-name="_5f_pointillés_20_gris"><text:span text:style-name="T52">0</text:span></text:span><text:span text:style-name="_5f_pointillés_20_gris"><text:span text:style-name="T45"> </text:span></text:span><text:span text:style-name="_5f_signe"><text:span text:style-name="T45">=</text:span></text:span><text:span text:style-name="_5f_BVS"><text:span text:style-name="T17"> </text:span></text:span><text:span text:style-name="_5f_pointillés_20_gris"><text:span text:style-name="T17"><text:tab/></text:span></text:span></text:p>
        </text:list-item>
        <text:list-item>
          <text:p text:style-name="P58"><text:span text:style-name="_5f_BVS"><text:span text:style-name="T27">0,001</text:span></text:span><text:span text:style-name="_5f_pointillés_20_gris"><text:span text:style-name="T27"> </text:span></text:span><text:span text:style-name="_5f_opensymbol"><text:span text:style-name="T27">=</text:span></text:span><text:span text:style-name="_5f_BVS"><text:span text:style-name="T17"> </text:span></text:span><text:span text:style-name="_5f_pointillés_20_gris"><text:span text:style-name="T17"><text:tab/></text:span></text:span></text:p>
        </text:list-item>
      </text:list>
      <text:list xml:id="list171950583165717" text:continue-list="list171949585757787" text:style-name="Num_5f_Exo">
        <text:list-item>
          <text:h text:style-name="P33" text:outline-level="1"><text:span text:style-name="T83"> </text:span><text:span text:style-name="Bold_5f_niv2"><text:span text:style-name="T81">Entoure la bonne réponse pour chaque question.</text:span></text:span></text:h>
        </text:list-item>
      </text:list>
      <text:list xml:id="list171949975450204" text:continue-list="list171949067794670" text:style-name="liste_5f_abc">
        <text:list-item text:start-value="1">
          <text:p text:style-name="P41"><text:span text:style-name="_5f_BVS"><text:span text:style-name="T99">10</text:span></text:span><text:span text:style-name="_5f_BVS"><text:span text:style-name="T37">7</text:span></text:span><text:span text:style-name="_5f_BVS"> e</text:span><text:span text:style-name="_5f_BVS"><text:span text:style-name="T94">st égal à :</text:span></text:span></text:p>
        </text:list-item>
      </text:list>
      <text:p text:style-name="P31"><text:span text:style-name="T107">10 000 000 / 1 000 000 / 0,000 000 1 / </text:span><text:span text:style-name="_5f_BVS"><text:span text:style-name="T107">0,000 000 01</text:span></text:span></text:p>
      <text:list xml:id="list171950046399941" text:continue-numbering="true" text:style-name="liste_5f_abc">
        <text:list-item>
          <text:p text:style-name="P41"><text:span text:style-name="_5f_BVS"><text:span text:style-name="T94">10</text:span></text:span><text:span text:style-name="_5f_BVS"><text:span text:style-name="T39">−</text:span></text:span><text:span text:style-name="_5f_BVS"><text:span text:style-name="T37">7</text:span></text:span><text:span text:style-name="_5f_BVS"> </text:span><text:span text:style-name="T41">e</text:span><text:span text:style-name="T66">st égal à :</text:span></text:p>
        </text:list-item>
      </text:list>
      <text:p text:style-name="P32"><text:span text:style-name="T107">10 000 000 / 1 000 000 / 0,000 000 1 / </text:span><text:span text:style-name="_5f_BVS"><text:span text:style-name="T107">0,000 000 01</text:span></text:span></text:p>
      <text:list xml:id="list171948935855347" text:continue-numbering="true" text:style-name="liste_5f_abc">
        <text:list-item>
          <text:p text:style-name="P41"><text:span text:style-name="_5f_BVS"><text:span text:style-name="T95">10 000 000 000 est égal à :</text:span></text:span></text:p>
        </text:list-item>
      </text:list>
      <text:p text:style-name="P30">1<text:span text:style-name="T96">0</text:span><text:span text:style-name="T35">9</text:span><text:span text:style-name="T107"> / </text:span>10<text:span text:style-name="_5f_BVS"><text:span text:style-name="T39">−</text:span></text:span><text:span text:style-name="T28">9</text:span><text:span text:style-name="T107"> / </text:span>10<text:span text:style-name="T28">10</text:span><text:span text:style-name="_5f_BVS"><text:span text:style-name="T82"> / </text:span></text:span><text:span text:style-name="_5f_BVS"><text:span text:style-name="T67">10</text:span></text:span><text:span text:style-name="_5f_BVS"><text:span text:style-name="T39">−</text:span></text:span><text:span text:style-name="_5f_BVS"><text:span text:style-name="T60">10</text:span></text:span></text:p>
      <text:list xml:id="list171950367664156" text:continue-numbering="true" text:style-name="liste_5f_abc">
        <text:list-item>
          <text:p text:style-name="P41"><text:span text:style-name="_5f_BVS"><text:span text:style-name="T95">0,000 000 000 1 est </text:span></text:span><text:span text:style-name="_5f_BVS">égal à :</text:span></text:p>
        </text:list-item>
      </text:list>
      <text:p text:style-name="P30"><text:span text:style-name="T97">10</text:span><text:span text:style-name="T35">9</text:span><text:span text:style-name="T108"> / </text:span><text:span text:style-name="T96">10</text:span><text:span text:style-name="_5f_BVS"><text:span text:style-name="T39">−</text:span></text:span><text:span text:style-name="T35">9</text:span><text:span text:style-name="T108"> / </text:span><text:span text:style-name="T96">10</text:span><text:span text:style-name="T35">10</text:span><text:span text:style-name="_5f_BVS"><text:span text:style-name="T56"> / </text:span></text:span><text:span text:style-name="_5f_BVS"><text:span text:style-name="T57">10</text:span></text:span><text:span text:style-name="_5f_BVS"><text:span text:style-name="T39">−</text:span></text:span><text:span text:style-name="_5f_BVS"><text:span text:style-name="T60">10</text:span></text:span></text:p>
      <text:list xml:id="list171950051872262" text:continue-list="list171950583165717" text:style-name="Num_5f_Exo">
        <text:list-item>
          <text:h text:style-name="P38" text:outline-level="1"> Relie les expressions égales.</text:h>
        </text:list-item>
      </text:list>
      <table:table table:name="Tableau1" table:style-name="Tableau1">
        <table:table-column table:style-name="Tableau1.A"/>
        <table:table-column table:style-name="Tableau1.B" table:number-columns-repeated="3"/>
        <table:table-column table:style-name="Tableau1.E"/>
        <table:table-row>
          <table:table-cell table:style-name="Tableau1.A1" office:value-type="string">
            <text:p text:style-name="P27">100 000 000</text:p>
          </table:table-cell>
          <table:table-cell table:style-name="Tableau1.B1" office:value-type="string">
            <text:list xml:id="list171948537411526" text:continue-list="list171950367664156" text:style-name="liste_5f_abc">
              <text:list-header>
                <text:p text:style-name="P55"></text:p>
              </text:list-header>
            </text:list>
          </table:table-cell>
          <table:table-cell table:style-name="Tableau1.C1" office:value-type="string">
            <text:p text:style-name="P26"/>
          </table:table-cell>
          <table:table-cell table:style-name="Tableau1.A1" office:value-type="string">
            <text:list xml:id="list171950416580859" text:continue-numbering="true" text:style-name="liste_5f_abc">
              <text:list-header>
                <text:p text:style-name="P56"></text:p>
              </text:list-header>
            </text:list>
          </table:table-cell>
          <table:table-cell table:style-name="Tableau1.B1" office:value-type="string">
            <text:p text:style-name="P28">10<text:span text:style-name="_5f_BVS"><text:span text:style-name="T39">−</text:span></text:span><text:span text:style-name="T28">6</text:span></text:p>
          </table:table-cell>
        </table:table-row>
        <table:table-row>
          <table:table-cell table:style-name="Tableau1.A1" office:value-type="string">
            <text:p text:style-name="P27">0,000 001</text:p>
          </table:table-cell>
          <table:table-cell table:style-name="Tableau1.B1" office:value-type="string">
            <text:list xml:id="list171948669181115" text:continue-numbering="true" text:style-name="liste_5f_abc">
              <text:list-header>
                <text:p text:style-name="P55"></text:p>
              </text:list-header>
            </text:list>
          </table:table-cell>
          <table:table-cell table:style-name="Tableau1.C1" office:value-type="string">
            <text:p text:style-name="P26"/>
          </table:table-cell>
          <table:table-cell table:style-name="Tableau1.A1" office:value-type="string">
            <text:list xml:id="list171948969500975" text:continue-numbering="true" text:style-name="liste_5f_abc">
              <text:list-header>
                <text:p text:style-name="P56"></text:p>
              </text:list-header>
            </text:list>
          </table:table-cell>
          <table:table-cell table:style-name="Tableau1.B1" office:value-type="string">
            <text:p text:style-name="P28">10<text:span text:style-name="_5f_BVS"><text:span text:style-name="T39">−</text:span></text:span><text:span text:style-name="_5f_BVS"><text:span text:style-name="T38">9</text:span></text:span></text:p>
          </table:table-cell>
        </table:table-row>
        <table:table-row>
          <table:table-cell table:style-name="Tableau1.A1" office:value-type="string">
            <text:p text:style-name="P27">10 000</text:p>
          </table:table-cell>
          <table:table-cell table:style-name="Tableau1.B1" office:value-type="string">
            <text:list xml:id="list171949940976977" text:continue-numbering="true" text:style-name="liste_5f_abc">
              <text:list-header>
                <text:p text:style-name="P55"></text:p>
              </text:list-header>
            </text:list>
          </table:table-cell>
          <table:table-cell table:style-name="Tableau1.C1" office:value-type="string">
            <text:p text:style-name="P26"/>
          </table:table-cell>
          <table:table-cell table:style-name="Tableau1.A1" office:value-type="string">
            <text:list xml:id="list171950510435593" text:continue-numbering="true" text:style-name="liste_5f_abc">
              <text:list-header>
                <text:p text:style-name="P56"></text:p>
              </text:list-header>
            </text:list>
          </table:table-cell>
          <table:table-cell table:style-name="Tableau1.B1" office:value-type="string">
            <text:p text:style-name="P28">10<text:span text:style-name="_5f_BVS"><text:span text:style-name="T39">−</text:span></text:span><text:span text:style-name="_5f_BVS"><text:span text:style-name="T38">2</text:span></text:span></text:p>
          </table:table-cell>
        </table:table-row>
        <table:table-row>
          <table:table-cell table:style-name="Tableau1.A1" office:value-type="string">
            <text:p text:style-name="P27">0,01</text:p>
          </table:table-cell>
          <table:table-cell table:style-name="Tableau1.B1" office:value-type="string">
            <text:list xml:id="list171949469927443" text:continue-numbering="true" text:style-name="liste_5f_abc">
              <text:list-header>
                <text:p text:style-name="P55"></text:p>
              </text:list-header>
            </text:list>
          </table:table-cell>
          <table:table-cell table:style-name="Tableau1.C1" office:value-type="string">
            <text:p text:style-name="P26"/>
          </table:table-cell>
          <table:table-cell table:style-name="Tableau1.A1" office:value-type="string">
            <text:list xml:id="list171949731569684" text:continue-numbering="true" text:style-name="liste_5f_abc">
              <text:list-header>
                <text:p text:style-name="P56"></text:p>
              </text:list-header>
            </text:list>
          </table:table-cell>
          <table:table-cell table:style-name="Tableau1.B1" office:value-type="string">
            <text:p text:style-name="P28">10<text:span text:style-name="_5f_BVS"><text:span text:style-name="T38">4</text:span></text:span></text:p>
          </table:table-cell>
        </table:table-row>
        <table:table-row>
          <table:table-cell table:style-name="Tableau1.A1" office:value-type="string">
            <text:p text:style-name="P27">0,001</text:p>
          </table:table-cell>
          <table:table-cell table:style-name="Tableau1.B1" office:value-type="string">
            <text:list xml:id="list171949403969289" text:continue-numbering="true" text:style-name="liste_5f_abc">
              <text:list-header>
                <text:p text:style-name="P55"></text:p>
              </text:list-header>
            </text:list>
          </table:table-cell>
          <table:table-cell table:style-name="Tableau1.C1" office:value-type="string">
            <text:p text:style-name="P26"/>
          </table:table-cell>
          <table:table-cell table:style-name="Tableau1.A1" office:value-type="string">
            <text:list xml:id="list171949525586260" text:continue-numbering="true" text:style-name="liste_5f_abc">
              <text:list-header>
                <text:p text:style-name="P56"></text:p>
              </text:list-header>
            </text:list>
          </table:table-cell>
          <table:table-cell table:style-name="Tableau1.B1" office:value-type="string">
            <text:p text:style-name="P28">10<text:span text:style-name="_5f_BVS"><text:span text:style-name="T38">8</text:span></text:span></text:p>
          </table:table-cell>
        </table:table-row>
        <table:table-row>
          <table:table-cell table:style-name="Tableau1.A1" office:value-type="string">
            <text:p text:style-name="P27">0,000 000 001</text:p>
          </table:table-cell>
          <table:table-cell table:style-name="Tableau1.B1" office:value-type="string">
            <text:list xml:id="list171948621778932" text:continue-numbering="true" text:style-name="liste_5f_abc">
              <text:list-header>
                <text:p text:style-name="P55"></text:p>
              </text:list-header>
            </text:list>
          </table:table-cell>
          <table:table-cell table:style-name="Tableau1.C6" office:value-type="string">
            <text:p text:style-name="P26"/>
          </table:table-cell>
          <table:table-cell table:style-name="Tableau1.A1" office:value-type="string">
            <text:list xml:id="list171948855562480" text:continue-numbering="true" text:style-name="liste_5f_abc">
              <text:list-header>
                <text:p text:style-name="P56"></text:p>
              </text:list-header>
            </text:list>
          </table:table-cell>
          <table:table-cell table:style-name="Tableau1.B1" office:value-type="string">
            <text:p text:style-name="P28">10<text:span text:style-name="_5f_BVS"><text:span text:style-name="T39">−</text:span></text:span><text:span text:style-name="_5f_BVS"><text:span text:style-name="T38">3</text:span></text:span></text:p>
          </table:table-cell>
        </table:table-row>
      </table:table>
      <text:list xml:id="list171950500293511" text:continue-list="list171950051872262" text:style-name="Num_5f_Exo">
        <text:list-item>
          <text:h text:style-name="P34" text:outline-level="1"> <text:span text:style-name="T98">Exprime les grandeurs suivantes sous la forme d’une puissance de 10.</text:span></text:h>
        </text:list-item>
      </text:list>
      <text:section text:style-name="Sect1" text:name="Section4">
        <text:section text:style-name="Sect2" text:name="Section5">
          <text:list xml:id="list171949933757530" text:continue-list="list171948855562480" text:style-name="liste_5f_abc">
            <text:list-item text:start-value="1">
              <text:p text:style-name="P45"><text:span text:style-name="_5f_pointillés_20_gris"><text:span text:style-name="T48">1 cm</text:span></text:span><text:span text:style-name="_5f_BVS"><text:span text:style-name="T17"> </text:span></text:span><text:span text:style-name="_5f_Symbole"><text:span text:style-name="T26">=</text:span></text:span><text:span text:style-name="_5f_BVS"><text:span text:style-name="T17"> </text:span></text:span><text:span text:style-name="_5f_pointillés_20_gris"><text:span text:style-name="T17"><text:tab/></text:span></text:span><text:span text:style-name="_5f_BVS"><text:span text:style-name="T17"> </text:span></text:span><text:span text:style-name="_5f_pointillés_20_gris"><text:span text:style-name="T63">m</text:span></text:span></text:p>
            </text:list-item>
            <text:list-item>
              <text:p text:style-name="P42"><text:span text:style-name="_5f_pointillés_20_gris"><text:span text:style-name="T63">1</text:span></text:span><text:span text:style-name="_5f_pointillés_20_gris"><text:span text:style-name="T58"> </text:span></text:span><text:span text:style-name="_5f_pointillés_20_gris"><text:span text:style-name="T53">dam</text:span></text:span><text:span text:style-name="_5f_BVS"><text:span text:style-name="T17"> </text:span></text:span><text:span text:style-name="_5f_Symbole"><text:span text:style-name="T26">=</text:span></text:span><text:span text:style-name="_5f_pointillés_20_gris"><text:span text:style-name="T17"> </text:span></text:span><text:span text:style-name="_5f_pointillés_20_gris"><text:span text:style-name="T22"><text:tab/></text:span></text:span><text:span text:style-name="_5f_BVS"><text:span text:style-name="T17"> </text:span></text:span><text:span text:style-name="_5f_pointillés_20_gris"><text:span text:style-name="T68">m</text:span></text:span></text:p>
            </text:list-item>
            <text:list-item>
              <text:p text:style-name="P43"><text:span text:style-name="_5f_pointillés_20_gris"><text:span text:style-name="T68">1 km</text:span></text:span><text:span text:style-name="_5f_BVS"><text:span text:style-name="T17"> </text:span></text:span><text:span text:style-name="_5f_Symbole"><text:span text:style-name="T26">=</text:span></text:span><text:span text:style-name="_5f_pointillés_20_gris"><text:span text:style-name="T68"> </text:span></text:span><text:span text:style-name="_5f_pointillés_20_gris"><text:span text:style-name="T8"><text:tab/></text:span></text:span><text:span text:style-name="_5f_BVS"><text:span text:style-name="T17"> </text:span></text:span><text:span text:style-name="_5f_pointillés_20_gris"><text:span text:style-name="T68">m</text:span></text:span></text:p>
            </text:list-item>
            <text:list-item>
              <text:p text:style-name="P42"><text:span text:style-name="_5f_pointillés_20_gris"><text:span text:style-name="T68">1 mm </text:span></text:span><text:span text:style-name="_5f_Symbole"><text:span text:style-name="T26">=</text:span></text:span><text:span text:style-name="_5f_pointillés_20_gris"><text:span text:style-name="T68"> </text:span></text:span><text:span text:style-name="_5f_pointillés_20_gris"><text:span text:style-name="T8"><text:tab/> </text:span></text:span><text:span text:style-name="_5f_BVS"><text:span text:style-name="T17"> </text:span></text:span><text:span text:style-name="_5f_pointillés_20_gris"><text:span text:style-name="T68">m</text:span></text:span></text:p>
            </text:list-item>
            <text:list-item>
              <text:p text:style-name="P42"><text:span text:style-name="_5f_pointillés_20_gris"><text:span text:style-name="T69">1 hm </text:span></text:span><text:span text:style-name="_5f_Symbole"><text:span text:style-name="T26">=</text:span></text:span><text:span text:style-name="_5f_pointillés_20_gris"><text:span text:style-name="T69"> </text:span></text:span><text:span text:style-name="_5f_pointillés_20_gris"><text:span text:style-name="T85"><text:tab/></text:span></text:span><text:span text:style-name="_5f_pointillés_20_gris"><text:span text:style-name="T63"> </text:span></text:span><text:span text:style-name="_5f_BVS"><text:span text:style-name="T17"> </text:span></text:span><text:span text:style-name="_5f_pointillés_20_gris"><text:span text:style-name="T68">m</text:span></text:span></text:p>
            </text:list-item>
            <text:list-item>
              <text:p text:style-name="P42"><text:span text:style-name="_5f_pointillés_20_gris"><text:span text:style-name="T69">1 dm </text:span></text:span><text:span text:style-name="_5f_Symbole"><text:span text:style-name="T26">=</text:span></text:span><text:span text:style-name="_5f_pointillés_20_gris"><text:span text:style-name="T69"> </text:span></text:span><text:span text:style-name="_5f_pointillés_20_gris"><text:span text:style-name="T85"><text:tab/></text:span></text:span><text:span text:style-name="_5f_BVS"><text:span text:style-name="T17"> </text:span></text:span><text:span text:style-name="_5f_pointillés_20_gris"><text:span text:style-name="T68">m</text:span></text:span></text:p>
            </text:list-item>
          </text:list>
        </text:section>
      </text:section>
      <text:list xml:id="list171949440324422" text:continue-list="list171950500293511" text:style-name="Num_5f_Exo">
        <text:list-item>
          <text:h text:style-name="P39" text:outline-level="1"> Exprime les grandeurs suivantes sous la forme d’une puissance de 10.</text:h>
        </text:list-item>
      </text:list>
      <text:section text:style-name="Sect2" text:name="Section6">
        <text:list xml:id="list171950174532390" text:continue-list="list171949933757530" text:style-name="liste_5f_abc">
          <text:list-item text:start-value="1">
            <text:p text:style-name="P44"><text:span text:style-name="_5f_pointillés_20_gris"><text:span text:style-name="T48">1</text:span></text:span><text:span text:style-name="_5f_pointillés_20_gris"><text:span text:style-name="T49">0 </text:span></text:span><text:span text:style-name="_5f_pointillés_20_gris"><text:span text:style-name="T48">cm</text:span></text:span><text:span text:style-name="_5f_BVS"><text:span text:style-name="T17"> </text:span></text:span><text:span text:style-name="_5f_signe"><text:span text:style-name="T47">=</text:span></text:span><text:span text:style-name="_5f_BVS"><text:span text:style-name="T17"> </text:span></text:span><text:span text:style-name="_5f_pointillés_20_gris"><text:span text:style-name="T17"><text:tab/> </text:span></text:span><text:span text:style-name="_5f_BVS"><text:span text:style-name="T17"> </text:span></text:span><text:span text:style-name="_5f_pointillés_20_gris"><text:span text:style-name="T63">m</text:span></text:span><text:span text:style-name="_5f_pointillés_20_gris"><text:span text:style-name="T77">m</text:span></text:span></text:p>
          </text:list-item>
          <text:list-item>
            <text:p text:style-name="P42"><text:span text:style-name="_5f_pointillés_20_gris"><text:span text:style-name="T63">1</text:span></text:span><text:span text:style-name="_5f_pointillés_20_gris"><text:span text:style-name="T77">00</text:span></text:span><text:span text:style-name="_5f_pointillés_20_gris"><text:span text:style-name="T58"> </text:span></text:span><text:span text:style-name="_5f_pointillés_20_gris"><text:span text:style-name="T53">dam</text:span></text:span><text:span text:style-name="_5f_BVS"><text:span text:style-name="T17"> </text:span></text:span><text:span text:style-name="_5f_signe"><text:span text:style-name="T47">=</text:span></text:span><text:span text:style-name="_5f_BVS"><text:span text:style-name="T17"> </text:span></text:span><text:span text:style-name="_5f_pointillés_20_gris"><text:span text:style-name="T22"><text:tab/></text:span></text:span><text:span text:style-name="_5f_BVS"><text:span text:style-name="T17"> </text:span></text:span><text:span text:style-name="_5f_pointillés_20_gris"><text:span text:style-name="T68">m</text:span></text:span></text:p>
          </text:list-item>
          <text:list-item>
            <text:p text:style-name="P42"><text:span text:style-name="_5f_pointillés_20_gris"><text:span text:style-name="T68">1</text:span></text:span><text:span text:style-name="_5f_pointillés_20_gris"><text:span text:style-name="T77">0 </text:span></text:span><text:span text:style-name="_5f_pointillés_20_gris"><text:span text:style-name="T68">km </text:span></text:span><text:span text:style-name="_5f_signe"><text:span text:style-name="T53">=</text:span></text:span><text:span text:style-name="_5f_pointillés_20_gris"><text:span text:style-name="T68"> </text:span></text:span><text:span text:style-name="_5f_pointillés_20_gris"><text:span text:style-name="T8"><text:tab/></text:span></text:span><text:span text:style-name="_5f_BVS"><text:span text:style-name="T17"> </text:span></text:span><text:span text:style-name="_5f_pointillés_20_gris"><text:span text:style-name="T77">da</text:span></text:span><text:span text:style-name="_5f_pointillés_20_gris"><text:span text:style-name="T68">m</text:span></text:span></text:p>
          </text:list-item>
          <text:list-item>
            <text:p text:style-name="P42"><text:span text:style-name="_5f_pointillés_20_gris"><text:span text:style-name="T68">1</text:span></text:span><text:span text:style-name="_5f_pointillés_20_gris"><text:span text:style-name="T77">00 </text:span></text:span><text:span text:style-name="_5f_pointillés_20_gris"><text:span text:style-name="T68">mm </text:span></text:span><text:span text:style-name="_5f_signe"><text:span text:style-name="T53">=</text:span></text:span><text:span text:style-name="_5f_pointillés_20_gris"><text:span text:style-name="T68"> </text:span></text:span><text:span text:style-name="_5f_pointillés_20_gris"><text:span text:style-name="T100"><text:tab/></text:span></text:span><text:span text:style-name="_5f_BVS"><text:span text:style-name="T17"> </text:span></text:span><text:span text:style-name="_5f_pointillés_20_gris"><text:span text:style-name="T68">m</text:span></text:span></text:p>
          </text:list-item>
          <text:list-item>
            <text:p text:style-name="P42"><text:span text:style-name="_5f_pointillés_20_gris"><text:span text:style-name="T69">1</text:span></text:span><text:span text:style-name="_5f_pointillés_20_gris"><text:span text:style-name="T77">0</text:span></text:span><text:span text:style-name="_5f_pointillés_20_gris"><text:span text:style-name="T69"> </text:span></text:span><text:span text:style-name="_5f_pointillés_20_gris"><text:span text:style-name="T77">d</text:span></text:span><text:span text:style-name="_5f_pointillés_20_gris"><text:span text:style-name="T69">m </text:span></text:span><text:span text:style-name="_5f_signe"><text:span text:style-name="T55">=</text:span></text:span><text:span text:style-name="_5f_pointillés_20_gris"><text:span text:style-name="T69"> </text:span></text:span><text:span text:style-name="_5f_pointillés_20_gris"><text:span text:style-name="T101"><text:tab/> </text:span></text:span><text:span text:style-name="_5f_BVS"><text:span text:style-name="T17"> </text:span></text:span><text:span text:style-name="_5f_pointillés_20_gris"><text:span text:style-name="T77">k</text:span></text:span><text:span text:style-name="_5f_pointillés_20_gris"><text:span text:style-name="T68">m</text:span></text:span></text:p>
          </text:list-item>
          <text:list-item>
            <text:p text:style-name="P42"><text:span text:style-name="_5f_pointillés_20_gris"><text:span text:style-name="T70">1</text:span></text:span><text:span text:style-name="_5f_pointillés_20_gris"><text:span text:style-name="T72">00 000 </text:span></text:span><text:span text:style-name="_5f_pointillés_20_gris"><text:span text:style-name="T70">dm </text:span></text:span><text:span text:style-name="_5f_signe"><text:span text:style-name="T70">=</text:span></text:span><text:span text:style-name="_5f_pointillés_20_gris"><text:span text:style-name="T70"> </text:span></text:span><text:span text:style-name="_5f_pointillés_20_gris"><text:span text:style-name="T86"><text:tab/></text:span></text:span><text:span text:style-name="_5f_BVS"><text:span text:style-name="T106"> </text:span></text:span><text:span text:style-name="_5f_pointillés_20_gris"><text:span text:style-name="T71">m</text:span></text:span></text:p>
          </text:list-item>
          <text:list-item>
            <text:p text:style-name="P42"><text:span text:style-name="_5f_pointillés_20_gris"><text:span text:style-name="T70">1</text:span></text:span><text:span text:style-name="_5f_pointillés_20_gris"><text:span text:style-name="T72"> 000 </text:span></text:span><text:span text:style-name="_5f_pointillés_20_gris"><text:span text:style-name="T70">m </text:span></text:span><text:span text:style-name="_5f_signe"><text:span text:style-name="T70">=</text:span></text:span><text:span text:style-name="_5f_pointillés_20_gris"><text:span text:style-name="T70"> </text:span></text:span><text:span text:style-name="_5f_pointillés_20_gris"><text:span text:style-name="T86"><text:tab/></text:span></text:span><text:span text:style-name="_5f_BVS"><text:span text:style-name="T106"> </text:span></text:span><text:span text:style-name="_5f_BVS"><text:span text:style-name="T105">k</text:span></text:span><text:span text:style-name="_5f_pointillés_20_gris"><text:span text:style-name="T71">m</text:span></text:span></text:p>
          </text:list-item>
          <text:list-item>
            <text:p text:style-name="P42"><text:span text:style-name="_5f_pointillés_20_gris"><text:span text:style-name="T70">1</text:span></text:span><text:span text:style-name="_5f_pointillés_20_gris"><text:span text:style-name="T76">0</text:span></text:span><text:span text:style-name="_5f_pointillés_20_gris"><text:span text:style-name="T72"> 000 </text:span></text:span><text:span text:style-name="_5f_pointillés_20_gris"><text:span text:style-name="T76">c</text:span></text:span><text:span text:style-name="_5f_pointillés_20_gris"><text:span text:style-name="T70">m </text:span></text:span><text:span text:style-name="_5f_signe"><text:span text:style-name="T70">=</text:span></text:span><text:span text:style-name="_5f_pointillés_20_gris"><text:span text:style-name="T70"> </text:span></text:span><text:span text:style-name="_5f_pointillés_20_gris"><text:span text:style-name="T86"><text:tab/></text:span></text:span><text:span text:style-name="_5f_BVS"><text:span text:style-name="T106"> </text:span></text:span><text:span text:style-name="_5f_pointillés_20_gris"><text:span text:style-name="T71">m</text:span></text:span></text:p>
          </text:list-item>
        </text:list>
      </text:section>
      <text:list xml:id="list171948681431772" text:continue-list="list171949440324422" text:style-name="Num_5f_Exo">
        <text:list-item>
          <text:h text:style-name="P40" text:outline-level="1"><text:span text:style-name="_5f_pointillés_20_gris"> </text:span><text:span text:style-name="_5f_pointillés_20_gris"><text:span text:style-name="T78">E</text:span></text:span><text:span text:style-name="_5f_pointillés_20_gris"><text:span text:style-name="T79">xprime les grandeurs suivantes sous la forme d’une puissance de 10.</text:span></text:span></text:h>
        </text:list-item>
      </text:list>
      <text:section text:style-name="Sect2" text:name="Section7">
        <text:list xml:id="list171949422211668" text:continue-list="list171950174532390" text:style-name="liste_5f_abc">
          <text:list-item text:start-value="1">
            <text:p text:style-name="P42"><text:span text:style-name="_5f_pointillés_20_gris"><text:span text:style-name="T63">1</text:span></text:span><text:span text:style-name="_5f_pointillés_20_gris"><text:span text:style-name="T77">0</text:span></text:span><text:span text:style-name="_5f_pointillés_20_gris"><text:span text:style-name="T59"> </text:span></text:span><text:span text:style-name="_5f_pointillés_20_gris"><text:span text:style-name="T54">g</text:span></text:span><text:span text:style-name="_5f_BVS"><text:span text:style-name="T17"> </text:span></text:span><text:span text:style-name="_5f_signe"><text:span text:style-name="T47">=</text:span></text:span><text:span text:style-name="_5f_BVS"><text:span text:style-name="T17"> </text:span></text:span><text:span text:style-name="_5f_pointillés_20_gris"><text:span text:style-name="T22"><text:tab/> </text:span></text:span><text:span text:style-name="_5f_BVS"><text:span text:style-name="T17"> </text:span></text:span><text:span text:style-name="_5f_pointillés_20_gris"><text:span text:style-name="T80">kg</text:span></text:span></text:p>
          </text:list-item>
          <text:list-item>
            <text:p text:style-name="P42"><text:span text:style-name="_5f_pointillés_20_gris"><text:span text:style-name="T68">1</text:span></text:span><text:span text:style-name="_5f_pointillés_20_gris"><text:span text:style-name="T77">0</text:span></text:span><text:span text:style-name="_5f_pointillés_20_gris"><text:span text:style-name="T68"> </text:span></text:span><text:span text:style-name="_5f_pointillés_20_gris"><text:span text:style-name="T80">L </text:span></text:span><text:span text:style-name="_5f_signe"><text:span text:style-name="T54">=</text:span></text:span><text:span text:style-name="_5f_pointillés_20_gris"><text:span text:style-name="T68"> </text:span></text:span><text:span text:style-name="_5f_pointillés_20_gris"><text:span text:style-name="T100"><text:tab/> </text:span></text:span><text:span text:style-name="_5f_BVS"><text:span text:style-name="T17"> </text:span></text:span><text:span text:style-name="_5f_pointillés_20_gris"><text:span text:style-name="T68">m</text:span></text:span><text:span text:style-name="_5f_pointillés_20_gris"><text:span text:style-name="T80">L</text:span></text:span></text:p>
          </text:list-item>
          <text:list-item>
            <text:p text:style-name="P42"><text:span text:style-name="_5f_pointillés_20_gris"><text:span text:style-name="T68">1 </text:span></text:span><text:span text:style-name="_5f_pointillés_20_gris"><text:span text:style-name="T80">mg </text:span></text:span><text:span text:style-name="_5f_signe"><text:span text:style-name="T54">=</text:span></text:span><text:span text:style-name="_5f_pointillés_20_gris"><text:span text:style-name="T68"> </text:span></text:span><text:span text:style-name="_5f_pointillés_20_gris"><text:span text:style-name="T100"><text:tab/> </text:span></text:span><text:span text:style-name="_5f_BVS"><text:span text:style-name="T17"> </text:span></text:span><text:span text:style-name="_5f_pointillés_20_gris"><text:span text:style-name="T80">hg</text:span></text:span></text:p>
          </text:list-item>
          <text:list-item>
            <text:p text:style-name="P42"><text:span text:style-name="_5f_pointillés_20_gris"><text:span text:style-name="T69">1 </text:span></text:span><text:span text:style-name="_5f_pointillés_20_gris"><text:span text:style-name="T77">0</text:span></text:span><text:span text:style-name="_5f_pointillés_20_gris"><text:span text:style-name="T80">00 hL </text:span></text:span><text:span text:style-name="_5f_signe"><text:span text:style-name="T54">=</text:span></text:span><text:span text:style-name="_5f_pointillés_20_gris"><text:span text:style-name="T69"> </text:span></text:span><text:span text:style-name="_5f_pointillés_20_gris"><text:span text:style-name="T101"><text:tab/> </text:span></text:span><text:span text:style-name="_5f_BVS"><text:span text:style-name="T17"> </text:span></text:span><text:span text:style-name="_5f_pointillés_20_gris"><text:span text:style-name="T80">L</text:span></text:span></text:p>
          </text:list-item>
          <text:list-item>
            <text:p text:style-name="P42"><text:span text:style-name="_5f_pointillés_20_gris"><text:span text:style-name="T70">1 </text:span></text:span><text:span text:style-name="_5f_pointillés_20_gris"><text:span text:style-name="T74">n</text:span></text:span><text:span text:style-name="_5f_pointillés_20_gris"><text:span text:style-name="T73">g </text:span></text:span><text:span text:style-name="_5f_signe"><text:span text:style-name="T73">=</text:span></text:span><text:span text:style-name="_5f_pointillés_20_gris"><text:span text:style-name="T70"> </text:span></text:span><text:span text:style-name="_5f_pointillés_20_gris"><text:span text:style-name="T102"><text:tab/></text:span></text:span><text:span text:style-name="_5f_pointillés_20_gris"><text:span text:style-name="T86"> </text:span></text:span><text:span text:style-name="_5f_BVS"><text:span text:style-name="T106"> </text:span></text:span><text:span text:style-name="_5f_pointillés_20_gris"><text:span text:style-name="T73">g</text:span></text:span></text:p>
          </text:list-item>
          <text:list-item>
            <text:p text:style-name="P42"><text:span text:style-name="_5f_pointillés_20_gris"><text:span text:style-name="T73">1 </text:span></text:span><text:span text:style-name="_5f_pointillés_20_gris"><text:span text:style-name="T74">μ</text:span></text:span><text:span text:style-name="_5f_pointillés_20_gris"><text:span text:style-name="T75">m </text:span></text:span><text:span text:style-name="_5f_signe"><text:span text:style-name="T73">=</text:span></text:span><text:span text:style-name="_5f_pointillés_20_gris"><text:span text:style-name="T103"> <text:tab/></text:span></text:span><text:span text:style-name="_5f_pointillés_20_gris"><text:span text:style-name="T104"> </text:span></text:span><text:span text:style-name="_5f_BVS"><text:span text:style-name="T106"> </text:span></text:span><text:span text:style-name="_5f_pointillés_20_gris"><text:span text:style-name="T73">m</text:span></text:span></text:p>
          </text:list-item>
        </text:list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Webdings" svg:font-family="Webdings" style:font-adornments="Oblique" style:font-family-generic="roman" style:font-pitch="variable" style:font-charset="x-symbol"/>
    <style:font-face style:name="Segoe UI" svg:font-family="'Segoe UI'" style:font-adornments="Oblique"/>
    <style:font-face style:name="Tahoma" svg:font-family="Tahoma"/>
    <style:font-face style:name="Bitstream Vera Sans6" svg:font-family="'Bitstream Vera Sans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7" svg:font-family="'Bitstream Vera Sans'" style:font-pitch="variable"/>
    <style:font-face style:name="OpenSymbol2" svg:font-family="OpenSymbol" style:font-pitch="variable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1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loext:graphic-properties draw:fill-image-width="0cm" draw:fill-image-height="0cm"/>
      <style:paragraph-properties fo:margin-top="0.101cm" fo:margin-bottom="0.101cm" loext:contextual-spacing="false" style:page-number="auto" style:writing-mode="lr-tb">
        <style:tab-stops/>
      </style:paragraph-properties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3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3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loext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éros_20_exercices_20_livret" style:display-name="_Numéros exercices livret" style:family="text">
      <style:text-properties fo:color="#ffffff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1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Zeichenformat" style:family="text"/>
    <style:style style:name="_5f_livret" style:display-name="_livret" style:family="text">
      <style:text-properties style:font-name="Bitstream Vera Sans1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1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Puce_5f_enonce1" style:display-name="Puce_enonce1" style:family="text">
      <style:text-properties fo:color="#e8c32a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3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3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style:font-name="Bitstream Vera Sans3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style:font-name="Bitstream Vera Sans3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style:font-name="Bitstream Vera Sans3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style:font-name="Bitstream Vera Sans3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3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3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" fo:font-family="'Bitstream Vera Sans'" style:font-style-name="Roman" style:font-family-generic="swiss" style:font-pitch="variable" fo:font-size="10pt" fo:font-style="normal" fo:font-weight="bold" style:font-size-asian="10.5pt" style:font-style-asian="normal" style:font-weight-asian="bold" style:font-style-complex="normal" style:font-weight-complex="bold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officeooo:rsid="0073570a" officeooo:paragraph-rsid="001a9295"/>
    </style:style>
    <style:style style:name="MP25" style:family="paragraph">
      <loext:graphic-properties draw:fill="solid" draw:fill-color="#d7e12c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308c81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MT6" style:family="text">
      <style:text-properties fo:text-transform="uppercase" fo:color="#808080" style:font-name="Bitstream Vera Sans" fo:font-size="9pt" officeooo:rsid="00308c81" fo:background-color="transparent" loext:char-shading-value="0"/>
    </style:style>
    <style:style style:name="MT7" style:family="text">
      <style:text-properties fo:text-transform="uppercase" fo:color="#808080" style:font-name="Bitstream Vera Sans" fo:font-size="9pt" officeooo:rsid="00ab0cae" fo:background-color="transparent" loext:char-shading-value="0"/>
    </style:style>
    <style:style style:name="MT8" style:family="text">
      <style:text-properties officeooo:rsid="00308c81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>
      <style:header>
        <text:p text:style-name="MP24"><draw:path text:anchor-type="paragraph" draw:z-index="2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3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5">Série 2</text:span></text:p></draw:text-box></draw:frame><draw:line text:anchor-type="paragraph" draw:z-index="11" draw:name="Forme3" draw:style-name="Mgr3" draw:text-style-name="MP26" svg:x1="13.282cm" svg:y1="0.36cm" svg:x2="20.496cm" svg:y2="0.36cm"><text:p/></draw:line>Découvrir les puissances de 10</text:p>
      </style:header>
      <style:footer>
        <text:p text:style-name="MP28"><draw:frame draw:style-name="Mfr1" draw:name="Cadre1" text:anchor-type="paragraph" svg:y="-0.06cm" draw:z-index="0"><draw:text-box fo:min-height="0.499cm" fo:min-width="2cm"><draw:frame draw:style-name="Mfr2" draw:name="Cadre2" text:anchor-type="frame" svg:x="0.45cm" svg:y="0.079cm" svg:width="0.817cm" draw:z-index="1"><draw:text-box fo:min-height="0.355cm"><text:p text:style-name="MP29"><draw:g text:anchor-type="paragraph" draw:z-index="4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28</text:page-number></text:p></draw:text-box></draw:frame><text:p text:style-name="MP31"><text:span text:style-name="MT6">P</text:span><text:span text:style-name="MT7">uissances</text:span> • <text:span text:style-name="MT8">A</text:span><text:span text:style-name="MT6">4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22T17:19:48.100000000</dc:date>
    <meta:editing-duration>P1DT12H22M47S</meta:editing-duration>
    <meta:editing-cycles>159</meta:editing-cycles>
    <meta:generator>LibreOffice/6.3.3.2$Windows_X86_64 LibreOffice_project/a64200df03143b798afd1ec74a12ab50359878ed</meta:generator>
    <dc:subject>fraction-nombre </dc:subject>
    <dc:title>A3_5 série 1 </dc:title>
    <meta:document-statistic meta:table-count="2" meta:image-count="0" meta:object-count="5" meta:page-count="2" meta:paragraph-count="133" meta:word-count="589" meta:character-count="2704" meta:non-whitespace-character-count="1803"/>
  </office:meta>
</office:document-meta>
</file>

<file path=Object 10/content.xml><?xml version="1.0" encoding="utf-8"?>
<math xmlns="http://www.w3.org/1998/Math/MathML" display="block">
  <semantics>
    <mfrac>
      <mn>1</mn>
      <mrow>
        <mn>10</mn>
        <mrow>
          <mspace width="0.5em"/>
          <mo stretchy="false">×</mo>
          <mspace width="0.5em"/>
        </mrow>
        <mn>10</mn>
        <mrow>
          <mspace width="0.5em"/>
          <mo stretchy="false">×</mo>
          <mspace width="0.5em"/>
        </mrow>
        <mn>10</mn>
        <mrow>
          <mspace width="0.5em"/>
          <mo stretchy="false">×</mo>
          <mspace width="0.5em"/>
        </mrow>
        <mn>10</mn>
        <mrow>
          <mspace width="0.5em"/>
          <mo stretchy="false">×</mo>
          <mspace width="0.5em"/>
        </mrow>
        <mn>10</mn>
      </mrow>
    </mfrac>
    <annotation encoding="StarMath 5.0">{1}over{10`times`10`times`10`times`10`times`10}</annotation>
  </semantics>
</math>
</file>

<file path=Object 6/content.xml><?xml version="1.0" encoding="utf-8"?>
<math xmlns="http://www.w3.org/1998/Math/MathML" display="block">
  <semantics>
    <mfrac>
      <mn>1</mn>
      <msup>
        <mn>10</mn>
        <mn>3</mn>
      </msup>
    </mfrac>
    <annotation encoding="StarMath 5.0">{1}over{10^3}</annotation>
  </semantics>
</math>
</file>

<file path=Object 7/content.xml><?xml version="1.0" encoding="utf-8"?>
<math xmlns="http://www.w3.org/1998/Math/MathML" display="block">
  <semantics>
    <mfrac>
      <mn>1</mn>
      <mrow>
        <mn>10</mn>
        <mrow>
          <mspace width="0.5em"/>
          <mo stretchy="false">×</mo>
          <mspace width="0.5em"/>
        </mrow>
        <mn>10</mn>
        <mrow>
          <mspace width="0.5em"/>
          <mo stretchy="false">×</mo>
          <mspace width="0.5em"/>
        </mrow>
        <mn>10</mn>
      </mrow>
    </mfrac>
    <annotation encoding="StarMath 5.0">{1}over{10`times`10`times`10}</annotation>
  </semantics>
</math>
</file>

<file path=Object 8/content.xml><?xml version="1.0" encoding="utf-8"?>
<math xmlns="http://www.w3.org/1998/Math/MathML" display="block">
  <semantics>
    <mfrac>
      <mn>1</mn>
      <mrow>
        <mn>1</mn>
        <mspace width="0.5em"/>
        <mn>000</mn>
      </mrow>
    </mfrac>
    <annotation encoding="StarMath 5.0">{1}over{1 ` 000}</annotation>
  </semantics>
</math>
</file>

<file path=Object 9/content.xml><?xml version="1.0" encoding="utf-8"?>
<math xmlns="http://www.w3.org/1998/Math/MathML" display="block">
  <semantics>
    <mfrac>
      <mn>1</mn>
      <msup>
        <mn>10</mn>
        <mn>5</mn>
      </msup>
    </mfrac>
    <annotation encoding="StarMath 5.0">{1}over{10^5}</annotation>
  </semantics>
</math>
</file>